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9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0.69mm"/>
    </style:style>
    <style:style style:name="co9" style:family="table-column">
      <style:table-column-properties fo:break-before="auto" style:column-width="62.19mm"/>
    </style:style>
    <style:style style:name="co10" style:family="table-column">
      <style:table-column-properties fo:break-before="auto" style:column-width="25.22mm"/>
    </style:style>
    <style:style style:name="co11" style:family="table-column">
      <style:table-column-properties fo:break-before="auto" style:column-width="24.08mm"/>
    </style:style>
    <style:style style:name="co12" style:family="table-column">
      <style:table-column-properties fo:break-before="auto" style:column-width="37.25mm"/>
    </style:style>
    <style:style style:name="co13" style:family="table-column">
      <style:table-column-properties fo:break-before="auto" style:column-width="35.54mm"/>
    </style:style>
    <style:style style:name="co14" style:family="table-column">
      <style:table-column-properties fo:break-before="auto" style:column-width="60.48mm"/>
    </style:style>
    <style:style style:name="co15" style:family="table-column">
      <style:table-column-properties fo:break-before="auto" style:column-width="25.79mm"/>
    </style:style>
    <style:style style:name="co16" style:family="table-column">
      <style:table-column-properties fo:break-before="auto" style:column-width="31.52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60.77mm"/>
    </style:style>
    <style:style style:name="co19" style:family="table-column">
      <style:table-column-properties fo:break-before="auto" style:column-width="24.92mm"/>
    </style:style>
    <style:style style:name="co20" style:family="table-column">
      <style:table-column-properties fo:break-before="auto" style:column-width="34.68mm"/>
    </style:style>
    <style:style style:name="co21" style:family="table-column">
      <style:table-column-properties fo:break-before="auto" style:column-width="58.76mm"/>
    </style:style>
    <style:style style:name="co22" style:family="table-column">
      <style:table-column-properties fo:break-before="auto" style:column-width="34.96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62.78mm"/>
    </style:style>
    <style:style style:name="co25" style:family="table-column">
      <style:table-column-properties fo:break-before="auto" style:column-width="28.95mm"/>
    </style:style>
    <style:style style:name="co26" style:family="table-column">
      <style:table-column-properties fo:break-before="auto" style:column-width="34.11mm"/>
    </style:style>
    <style:style style:name="co27" style:family="table-column">
      <style:table-column-properties fo:break-before="auto" style:column-width="61.33mm"/>
    </style:style>
    <style:style style:name="co28" style:family="table-column">
      <style:table-column-properties fo:break-before="auto" style:column-width="43.85mm"/>
    </style:style>
    <style:style style:name="co29" style:family="table-column">
      <style:table-column-properties fo:break-before="auto" style:column-width="38.4mm"/>
    </style:style>
    <style:style style:name="co30" style:family="table-column">
      <style:table-column-properties fo:break-before="auto" style:column-width="19.19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6.9mm"/>
    </style:style>
    <style:style style:name="co33" style:family="table-column">
      <style:table-column-properties fo:break-before="auto" style:column-width="17.76mm"/>
    </style:style>
    <style:style style:name="co34" style:family="table-column">
      <style:table-column-properties fo:break-before="auto" style:column-width="15.75mm"/>
    </style:style>
    <style:style style:name="co35" style:family="table-column">
      <style:table-column-properties fo:break-before="auto" style:column-width="16.6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1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ddddd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style:font-size-asian="11pt" style:font-size-complex="11pt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5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51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Gu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G_uniforme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56302738561465" calcext:value-type="float">
            <text:p>4,5630273856146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26.5" calcext:value-type="float">
            <text:p>18226,5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94654594990359" calcext:value-type="float">
            <text:p>6,95</text:p>
          </table:table-cell>
          <table:table-cell office:value-type="float" office:value="4.96527" calcext:value-type="float">
            <text:p>4,96527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98.8880213333333" calcext:value-type="float">
            <text:p>98,8880213333333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665.7" calcext:value-type="float">
            <text:p>17665,7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75266345470277" calcext:value-type="float">
            <text:p>8,75</text:p>
          </table:table-cell>
          <table:table-cell office:value-type="float" office:value="5.76152" calcext:value-type="float">
            <text:p>5,76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831.6" calcext:value-type="float">
            <text:p>17831,6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92648867296241" calcext:value-type="float">
            <text:p>7,93</text:p>
          </table:table-cell>
          <table:table-cell office:value-type="float" office:value="5.80473" calcext:value-type="float">
            <text:p>5,80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70.5" calcext:value-type="float">
            <text:p>17870,5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16127137292022" calcext:value-type="float">
            <text:p>8,16</text:p>
          </table:table-cell>
          <table:table-cell office:value-type="float" office:value="5.72931" calcext:value-type="float">
            <text:p>5,72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35.3" calcext:value-type="float">
            <text:p>17835,3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17031254591166" calcext:value-type="float">
            <text:p>8,17</text:p>
          </table:table-cell>
          <table:table-cell office:value-type="float" office:value="5.65694" calcext:value-type="float">
            <text:p>5,65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074.4" calcext:value-type="float">
            <text:p>18074,4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15951183054967" calcext:value-type="float">
            <text:p>8,16</text:p>
          </table:table-cell>
          <table:table-cell office:value-type="float" office:value="5.20529" calcext:value-type="float">
            <text:p>5,20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86.1" calcext:value-type="float">
            <text:p>17986,1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6.95908965964628" calcext:value-type="float">
            <text:p>6,96</text:p>
          </table:table-cell>
          <table:table-cell office:value-type="float" office:value="5.96743" calcext:value-type="float">
            <text:p>5,96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59.6" calcext:value-type="float">
            <text:p>17859,6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23062564982594" calcext:value-type="float">
            <text:p>8,23</text:p>
          </table:table-cell>
          <table:table-cell office:value-type="float" office:value="5.83463" calcext:value-type="float">
            <text:p>5,83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59.5" calcext:value-type="float">
            <text:p>17959,5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79279437030258" calcext:value-type="float">
            <text:p>7,79</text:p>
          </table:table-cell>
          <table:table-cell office:value-type="float" office:value="4.98309" calcext:value-type="float">
            <text:p>4,98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32" calcext:value-type="float">
            <text:p>17832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04288640402962" calcext:value-type="float">
            <text:p>9,04</text:p>
          </table:table-cell>
          <table:table-cell office:value-type="float" office:value="4.90718" calcext:value-type="float">
            <text:p>4,90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0959" calcext:value-type="float">
            <text:p>750959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47950634976612" calcext:value-type="float">
            <text:p>3,48</text:p>
          </table:table-cell>
          <table:table-cell office:value-type="float" office:value="5.04212" calcext:value-type="float">
            <text:p>5,04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3767" calcext:value-type="float">
            <text:p>753767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3.35870604232457" calcext:value-type="float">
            <text:p>3,36</text:p>
          </table:table-cell>
          <table:table-cell office:value-type="float" office:value="4.92418" calcext:value-type="float">
            <text:p>4,92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6022" calcext:value-type="float">
            <text:p>756022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67086515085134" calcext:value-type="float">
            <text:p>2,67</text:p>
          </table:table-cell>
          <table:table-cell office:value-type="float" office:value="4.62276" calcext:value-type="float">
            <text:p>4,62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5408" calcext:value-type="float">
            <text:p>755408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57760685405834" calcext:value-type="float">
            <text:p>2,58</text:p>
          </table:table-cell>
          <table:table-cell office:value-type="float" office:value="4.93484" calcext:value-type="float">
            <text:p>4,93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1993" calcext:value-type="float">
            <text:p>751993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3.0450909794753" calcext:value-type="float">
            <text:p>3,05</text:p>
          </table:table-cell>
          <table:table-cell office:value-type="float" office:value="5.56855" calcext:value-type="float">
            <text:p>5,56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6157" calcext:value-type="float">
            <text:p>756157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45069949435027" calcext:value-type="float">
            <text:p>2,45</text:p>
          </table:table-cell>
          <table:table-cell office:value-type="float" office:value="5.1374" calcext:value-type="float">
            <text:p>5,1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9278" calcext:value-type="float">
            <text:p>759278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31010236153482" calcext:value-type="float">
            <text:p>2,31</text:p>
          </table:table-cell>
          <table:table-cell office:value-type="float" office:value="4.92538" calcext:value-type="float">
            <text:p>4,92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1768" calcext:value-type="float">
            <text:p>751768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3.51666439394547" calcext:value-type="float">
            <text:p>3,52</text:p>
          </table:table-cell>
          <table:table-cell office:value-type="float" office:value="4.86483" calcext:value-type="float">
            <text:p>4,86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7179" calcext:value-type="float">
            <text:p>757179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27454023547139" calcext:value-type="float">
            <text:p>2,27</text:p>
          </table:table-cell>
          <table:table-cell office:value-type="float" office:value="5.0193" calcext:value-type="float">
            <text:p>5,0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2686" calcext:value-type="float">
            <text:p>762686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58399036209953" calcext:value-type="float">
            <text:p>1,58</text:p>
          </table:table-cell>
          <table:table-cell office:value-type="float" office:value="5.33289" calcext:value-type="float">
            <text:p>5,33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1545" calcext:value-type="float">
            <text:p>111545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2.27266753695056" calcext:value-type="float">
            <text:p>2,27</text:p>
          </table:table-cell>
          <table:table-cell office:value-type="float" office:value="283.597" calcext:value-type="float">
            <text:p>283,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09949" calcext:value-type="float">
            <text:p>109949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3.63128001963328" calcext:value-type="float">
            <text:p>3,63</text:p>
          </table:table-cell>
          <table:table-cell office:value-type="float" office:value="270.564" calcext:value-type="float">
            <text:p>270,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1260" calcext:value-type="float">
            <text:p>11126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2.50955101468578" calcext:value-type="float">
            <text:p>2,51</text:p>
          </table:table-cell>
          <table:table-cell office:value-type="float" office:value="283.683" calcext:value-type="float">
            <text:p>283,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0299" calcext:value-type="float">
            <text:p>110299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3.41847412064482" calcext:value-type="float">
            <text:p>3,42</text:p>
          </table:table-cell>
          <table:table-cell office:value-type="float" office:value="286.789" calcext:value-type="float">
            <text:p>286,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099" calcext:value-type="float">
            <text:p>111099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2.69837099316868" calcext:value-type="float">
            <text:p>2,70</text:p>
          </table:table-cell>
          <table:table-cell office:value-type="float" office:value="288.847" calcext:value-type="float">
            <text:p>288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0865" calcext:value-type="float">
            <text:p>110865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96449952736057" calcext:value-type="float">
            <text:p>2,96</text:p>
          </table:table-cell>
          <table:table-cell office:value-type="float" office:value="282.319" calcext:value-type="float">
            <text:p>282,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703" calcext:value-type="float">
            <text:p>110703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3.07320532688923" calcext:value-type="float">
            <text:p>3,07</text:p>
          </table:table-cell>
          <table:table-cell office:value-type="float" office:value="288.973" calcext:value-type="float">
            <text:p>288,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9998" calcext:value-type="float">
            <text:p>109998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3.82940775323926" calcext:value-type="float">
            <text:p>3,83</text:p>
          </table:table-cell>
          <table:table-cell office:value-type="float" office:value="288.876" calcext:value-type="float">
            <text:p>288,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1790" calcext:value-type="float">
            <text:p>111790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11118991952785" calcext:value-type="float">
            <text:p>2,11</text:p>
          </table:table-cell>
          <table:table-cell office:value-type="float" office:value="293.63" calcext:value-type="float">
            <text:p>293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0797" calcext:value-type="float">
            <text:p>110797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97221322170749" calcext:value-type="float">
            <text:p>2,97</text:p>
          </table:table-cell>
          <table:table-cell office:value-type="float" office:value="294.175" calcext:value-type="float">
            <text:p>294,175</text:p>
          </table:table-cell>
          <table:table-cell table:number-columns-repeated="3"/>
        </table:table-row>
      </table:table>
      <table:table table:name="AGGp" table:style-name="ta1">
        <table:table-column table:style-name="co9" table:default-cell-style-name="ce2"/>
        <table:table-column table:style-name="co6" table:default-cell-style-name="ce10"/>
        <table:table-column table:style-name="co10" table:default-cell-style-name="ce5"/>
        <table:table-column table:style-name="co6" table:default-cell-style-name="ce6"/>
        <table:table-column table:style-name="co11" table:default-cell-style-name="ce3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G_posicion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6.41150124645679" calcext:value-type="float">
            <text:p>6,41150124645679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73.1" calcext:value-type="float">
            <text:p>18173,1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21917396111118" calcext:value-type="float">
            <text:p>7,22</text:p>
          </table:table-cell>
          <table:table-cell office:value-type="float" office:value="1.00243" calcext:value-type="float">
            <text:p>1,00243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3.64842406666667" calcext:value-type="float">
            <text:p>3,6484240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683.4" calcext:value-type="float">
            <text:p>17683,4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66123895089869" calcext:value-type="float">
            <text:p>8,66</text:p>
          </table:table-cell>
          <table:table-cell office:value-type="float" office:value="0.917061" calcext:value-type="float">
            <text:p>0,917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739.6" calcext:value-type="float">
            <text:p>17739,6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4015309037262" calcext:value-type="float">
            <text:p>8,40</text:p>
          </table:table-cell>
          <table:table-cell office:value-type="float" office:value="0.929092" calcext:value-type="float">
            <text:p>0,929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23" calcext:value-type="float">
            <text:p>1782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40537979796632" calcext:value-type="float">
            <text:p>8,41</text:p>
          </table:table-cell>
          <table:table-cell office:value-type="float" office:value="0.928663" calcext:value-type="float">
            <text:p>0,928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675.8" calcext:value-type="float">
            <text:p>17675,8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99153983947706" calcext:value-type="float">
            <text:p>8,99</text:p>
          </table:table-cell>
          <table:table-cell office:value-type="float" office:value="0.939613" calcext:value-type="float">
            <text:p>0,939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7901.7" calcext:value-type="float">
            <text:p>17901,7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9.03704316253657" calcext:value-type="float">
            <text:p>9,04</text:p>
          </table:table-cell>
          <table:table-cell office:value-type="float" office:value="1.02756" calcext:value-type="float">
            <text:p>1,02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882.4" calcext:value-type="float">
            <text:p>17882,4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49552292768629" calcext:value-type="float">
            <text:p>7,50</text:p>
          </table:table-cell>
          <table:table-cell office:value-type="float" office:value="0.953943" calcext:value-type="float">
            <text:p>0,953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521.8" calcext:value-type="float">
            <text:p>17521,8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9.96636971215034" calcext:value-type="float">
            <text:p>9,97</text:p>
          </table:table-cell>
          <table:table-cell office:value-type="float" office:value="0.958588" calcext:value-type="float">
            <text:p>0,958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718.8" calcext:value-type="float">
            <text:p>17718,8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9.02859015498859" calcext:value-type="float">
            <text:p>9,03</text:p>
          </table:table-cell>
          <table:table-cell office:value-type="float" office:value="0.9488" calcext:value-type="float">
            <text:p>0,9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794.2" calcext:value-type="float">
            <text:p>17794,2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23569589785687" calcext:value-type="float">
            <text:p>9,24</text:p>
          </table:table-cell>
          <table:table-cell office:value-type="float" office:value="0.95895" calcext:value-type="float">
            <text:p>0,95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1852" calcext:value-type="float">
            <text:p>751852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36472937681598" calcext:value-type="float">
            <text:p>3,36</text:p>
          </table:table-cell>
          <table:table-cell office:value-type="float" office:value="0.965117" calcext:value-type="float">
            <text:p>0,965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37389" calcext:value-type="float">
            <text:p>737389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5.45854738910521" calcext:value-type="float">
            <text:p>5,46</text:p>
          </table:table-cell>
          <table:table-cell office:value-type="float" office:value="1.00491" calcext:value-type="float">
            <text:p>1,00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4674" calcext:value-type="float">
            <text:p>754674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84440464279292" calcext:value-type="float">
            <text:p>2,84</text:p>
          </table:table-cell>
          <table:table-cell office:value-type="float" office:value="0.919125" calcext:value-type="float">
            <text:p>0,91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4884" calcext:value-type="float">
            <text:p>754884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64518534675166" calcext:value-type="float">
            <text:p>2,65</text:p>
          </table:table-cell>
          <table:table-cell office:value-type="float" office:value="0.932485" calcext:value-type="float">
            <text:p>0,932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3617" calcext:value-type="float">
            <text:p>753617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83570768435243" calcext:value-type="float">
            <text:p>2,84</text:p>
          </table:table-cell>
          <table:table-cell office:value-type="float" office:value="0.975174" calcext:value-type="float">
            <text:p>0,975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9430" calcext:value-type="float">
            <text:p>75943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02846064639278" calcext:value-type="float">
            <text:p>2,03</text:p>
          </table:table-cell>
          <table:table-cell office:value-type="float" office:value="1.04056" calcext:value-type="float">
            <text:p>1,04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41181" calcext:value-type="float">
            <text:p>741181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4.63849074834875" calcext:value-type="float">
            <text:p>4,64</text:p>
          </table:table-cell>
          <table:table-cell office:value-type="float" office:value="0.952942" calcext:value-type="float">
            <text:p>0,952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40043" calcext:value-type="float">
            <text:p>74004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5.0214732046171" calcext:value-type="float">
            <text:p>5,02</text:p>
          </table:table-cell>
          <table:table-cell office:value-type="float" office:value="1.06294" calcext:value-type="float">
            <text:p>1,06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42112" calcext:value-type="float">
            <text:p>742112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4.2191656176758" calcext:value-type="float">
            <text:p>4,22</text:p>
          </table:table-cell>
          <table:table-cell office:value-type="float" office:value="0.999866" calcext:value-type="float">
            <text:p>0,999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5836" calcext:value-type="float">
            <text:p>755836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4679054543126" calcext:value-type="float">
            <text:p>2,47</text:p>
          </table:table-cell>
          <table:table-cell office:value-type="float" office:value="0.956713" calcext:value-type="float">
            <text:p>0,956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06418" calcext:value-type="float">
            <text:p>106418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6.76455900261961" calcext:value-type="float">
            <text:p>6,76</text:p>
          </table:table-cell>
          <table:table-cell office:value-type="float" office:value="9.75718" calcext:value-type="float">
            <text:p>9,75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05494" calcext:value-type="float">
            <text:p>105494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7.53602355993409" calcext:value-type="float">
            <text:p>7,54</text:p>
          </table:table-cell>
          <table:table-cell office:value-type="float" office:value="9.06436" calcext:value-type="float">
            <text:p>9,06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05956" calcext:value-type="float">
            <text:p>105956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7.15712733517928" calcext:value-type="float">
            <text:p>7,16</text:p>
          </table:table-cell>
          <table:table-cell office:value-type="float" office:value="9.63326" calcext:value-type="float">
            <text:p>9,63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06365" calcext:value-type="float">
            <text:p>106365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6.86321725348721" calcext:value-type="float">
            <text:p>6,86</text:p>
          </table:table-cell>
          <table:table-cell office:value-type="float" office:value="8.34459" calcext:value-type="float">
            <text:p>8,34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06118" calcext:value-type="float">
            <text:p>106118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7.06078122263093" calcext:value-type="float">
            <text:p>7,06</text:p>
          </table:table-cell>
          <table:table-cell office:value-type="float" office:value="7.98553" calcext:value-type="float">
            <text:p>7,98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06067" calcext:value-type="float">
            <text:p>106067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7.16398837657109" calcext:value-type="float">
            <text:p>7,16</text:p>
          </table:table-cell>
          <table:table-cell office:value-type="float" office:value="8.33028" calcext:value-type="float">
            <text:p>8,33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06411" calcext:value-type="float">
            <text:p>106411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6.83109628501134" calcext:value-type="float">
            <text:p>6,83</text:p>
          </table:table-cell>
          <table:table-cell office:value-type="float" office:value="8.33431" calcext:value-type="float">
            <text:p>8,33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6541" calcext:value-type="float">
            <text:p>106541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6.85184213747399" calcext:value-type="float">
            <text:p>6,85</text:p>
          </table:table-cell>
          <table:table-cell office:value-type="float" office:value="8.6557" calcext:value-type="float">
            <text:p>8,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06302" calcext:value-type="float">
            <text:p>106302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6.91675204245147" calcext:value-type="float">
            <text:p>6,92</text:p>
          </table:table-cell>
          <table:table-cell office:value-type="float" office:value="10.1856" calcext:value-type="float">
            <text:p>10,1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05931" calcext:value-type="float">
            <text:p>105931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7.23349475878134" calcext:value-type="float">
            <text:p>7,23</text:p>
          </table:table-cell>
          <table:table-cell office:value-type="float" office:value="9.78738" calcext:value-type="float">
            <text:p>9,78738</text:p>
          </table:table-cell>
          <table:table-cell table:number-columns-repeated="3"/>
        </table:table-row>
      </table:table>
      <table:table table:name="AGEu" table:style-name="ta1">
        <table:table-column table:style-name="co14" table:default-cell-style-name="ce2"/>
        <table:table-column table:style-name="co6" table:default-cell-style-name="ce3"/>
        <table:table-column table:style-name="co15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E_uniforme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87122007809997" calcext:value-type="float">
            <text:p>3,87122007809997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55.6" calcext:value-type="float">
            <text:p>18255,6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79797899997586" calcext:value-type="float">
            <text:p>6,80</text:p>
          </table:table-cell>
          <table:table-cell office:value-type="float" office:value="1.92972" calcext:value-type="float">
            <text:p>1,92972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130.560206" calcext:value-type="float">
            <text:p>130,560206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62.9" calcext:value-type="float">
            <text:p>17762,9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25060346771086" calcext:value-type="float">
            <text:p>8,25</text:p>
          </table:table-cell>
          <table:table-cell office:value-type="float" office:value="1.74018" calcext:value-type="float">
            <text:p>1,74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789.6" calcext:value-type="float">
            <text:p>17789,6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1433557783111" calcext:value-type="float">
            <text:p>8,14</text:p>
          </table:table-cell>
          <table:table-cell office:value-type="float" office:value="1.68491" calcext:value-type="float">
            <text:p>1,68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779.9" calcext:value-type="float">
            <text:p>17779,9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62687607416603" calcext:value-type="float">
            <text:p>8,63</text:p>
          </table:table-cell>
          <table:table-cell office:value-type="float" office:value="1.72569" calcext:value-type="float">
            <text:p>1,72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99.3" calcext:value-type="float">
            <text:p>17799,3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35566792251576" calcext:value-type="float">
            <text:p>8,36</text:p>
          </table:table-cell>
          <table:table-cell office:value-type="float" office:value="1.6325" calcext:value-type="float">
            <text:p>1,6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15.9" calcext:value-type="float">
            <text:p>18115,9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94864008603631" calcext:value-type="float">
            <text:p>7,95</text:p>
          </table:table-cell>
          <table:table-cell office:value-type="float" office:value="1.73134" calcext:value-type="float">
            <text:p>1,73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42.9" calcext:value-type="float">
            <text:p>17942,9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18256041354529" calcext:value-type="float">
            <text:p>7,18</text:p>
          </table:table-cell>
          <table:table-cell office:value-type="float" office:value="1.76674" calcext:value-type="float">
            <text:p>1,76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28.5" calcext:value-type="float">
            <text:p>17828,5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39042920322525" calcext:value-type="float">
            <text:p>8,39</text:p>
          </table:table-cell>
          <table:table-cell office:value-type="float" office:value="1.62417" calcext:value-type="float">
            <text:p>1,62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851.6" calcext:value-type="float">
            <text:p>17851,6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8.3467717910239" calcext:value-type="float">
            <text:p>8,35</text:p>
          </table:table-cell>
          <table:table-cell office:value-type="float" office:value="1.80643" calcext:value-type="float">
            <text:p>1,80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89.2" calcext:value-type="float">
            <text:p>17889,2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5112177315874" calcext:value-type="float">
            <text:p>8,75</text:p>
          </table:table-cell>
          <table:table-cell office:value-type="float" office:value="1.76334" calcext:value-type="float">
            <text:p>1,76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5370" calcext:value-type="float">
            <text:p>75537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2.91256208584334" calcext:value-type="float">
            <text:p>2,91</text:p>
          </table:table-cell>
          <table:table-cell office:value-type="float" office:value="1.73296" calcext:value-type="float">
            <text:p>1,73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8928" calcext:value-type="float">
            <text:p>758928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69700857067144" calcext:value-type="float">
            <text:p>2,70</text:p>
          </table:table-cell>
          <table:table-cell office:value-type="float" office:value="1.97013" calcext:value-type="float">
            <text:p>1,97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3443" calcext:value-type="float">
            <text:p>763443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71549677570415" calcext:value-type="float">
            <text:p>1,72</text:p>
          </table:table-cell>
          <table:table-cell office:value-type="float" office:value="1.90218" calcext:value-type="float">
            <text:p>1,90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9394" calcext:value-type="float">
            <text:p>759394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06354602986834" calcext:value-type="float">
            <text:p>2,06</text:p>
          </table:table-cell>
          <table:table-cell office:value-type="float" office:value="1.75929" calcext:value-type="float">
            <text:p>1,75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8386" calcext:value-type="float">
            <text:p>758386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22083765082966" calcext:value-type="float">
            <text:p>2,22</text:p>
          </table:table-cell>
          <table:table-cell office:value-type="float" office:value="1.72435" calcext:value-type="float">
            <text:p>1,72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60479" calcext:value-type="float">
            <text:p>760479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89313264409905" calcext:value-type="float">
            <text:p>1,89</text:p>
          </table:table-cell>
          <table:table-cell office:value-type="float" office:value="1.79495" calcext:value-type="float">
            <text:p>1,79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74552" calcext:value-type="float">
            <text:p>774552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0.344925579736961" calcext:value-type="float">
            <text:p>0,34</text:p>
          </table:table-cell>
          <table:table-cell office:value-type="float" office:value="1.84643" calcext:value-type="float">
            <text:p>1,84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8492" calcext:value-type="float">
            <text:p>758492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65369343932235" calcext:value-type="float">
            <text:p>2,65</text:p>
          </table:table-cell>
          <table:table-cell office:value-type="float" office:value="1.6573" calcext:value-type="float">
            <text:p>1,6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3424" calcext:value-type="float">
            <text:p>753424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75918006491173" calcext:value-type="float">
            <text:p>2,76</text:p>
          </table:table-cell>
          <table:table-cell office:value-type="float" office:value="1.71337" calcext:value-type="float">
            <text:p>1,71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5509" calcext:value-type="float">
            <text:p>755509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51010110907956" calcext:value-type="float">
            <text:p>2,51</text:p>
          </table:table-cell>
          <table:table-cell office:value-type="float" office:value="1.8142" calcext:value-type="float">
            <text:p>1,8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762" calcext:value-type="float">
            <text:p>112762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20642374648455" calcext:value-type="float">
            <text:p>1,21</text:p>
          </table:table-cell>
          <table:table-cell office:value-type="float" office:value="306.555" calcext:value-type="float">
            <text:p>306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2860" calcext:value-type="float">
            <text:p>11286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07983031237948" calcext:value-type="float">
            <text:p>1,08</text:p>
          </table:table-cell>
          <table:table-cell office:value-type="float" office:value="401.712" calcext:value-type="float">
            <text:p>401,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538" calcext:value-type="float">
            <text:p>112538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38971644877502" calcext:value-type="float">
            <text:p>1,39</text:p>
          </table:table-cell>
          <table:table-cell office:value-type="float" office:value="416.56" calcext:value-type="float">
            <text:p>416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713" calcext:value-type="float">
            <text:p>112713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30469427247971" calcext:value-type="float">
            <text:p>1,30</text:p>
          </table:table-cell>
          <table:table-cell office:value-type="float" office:value="388.31" calcext:value-type="float">
            <text:p>388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418" calcext:value-type="float">
            <text:p>112418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5431774391312" calcext:value-type="float">
            <text:p>1,54</text:p>
          </table:table-cell>
          <table:table-cell office:value-type="float" office:value="374.437" calcext:value-type="float">
            <text:p>374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2473" calcext:value-type="float">
            <text:p>112473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55708433988026" calcext:value-type="float">
            <text:p>1,56</text:p>
          </table:table-cell>
          <table:table-cell office:value-type="float" office:value="373.975" calcext:value-type="float">
            <text:p>373,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593" calcext:value-type="float">
            <text:p>112593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41840245856426" calcext:value-type="float">
            <text:p>1,42</text:p>
          </table:table-cell>
          <table:table-cell office:value-type="float" office:value="413.93" calcext:value-type="float">
            <text:p>413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476" calcext:value-type="float">
            <text:p>112476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66290720243403" calcext:value-type="float">
            <text:p>1,66</text:p>
          </table:table-cell>
          <table:table-cell office:value-type="float" office:value="414.532" calcext:value-type="float">
            <text:p>414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2628" calcext:value-type="float">
            <text:p>112628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37739599478113" calcext:value-type="float">
            <text:p>1,38</text:p>
          </table:table-cell>
          <table:table-cell office:value-type="float" office:value="402.86" calcext:value-type="float">
            <text:p>40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3012" calcext:value-type="float">
            <text:p>113012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0324806683539" calcext:value-type="float">
            <text:p>1,03</text:p>
          </table:table-cell>
          <table:table-cell office:value-type="float" office:value="388.615" calcext:value-type="float">
            <text:p>388,615</text:p>
          </table:table-cell>
          <table:table-cell table:number-columns-repeated="3"/>
        </table:table-row>
      </table:table>
      <table:table table:name="AGEp" table:style-name="ta1">
        <table:table-column table:style-name="co18" table:default-cell-style-name="ce2"/>
        <table:table-column table:style-name="co19" table:default-cell-style-name="ce3"/>
        <table:table-column table:style-name="co19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20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GE_posicion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4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19007490613725" calcext:value-type="float">
            <text:p>4,1900749061372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36.6" calcext:value-type="float">
            <text:p>18236,6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89498147587369" calcext:value-type="float">
            <text:p>6,89</text:p>
          </table:table-cell>
          <table:table-cell office:value-type="float" office:value="1.67444" calcext:value-type="float">
            <text:p>1,67444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12.266875" calcext:value-type="float">
            <text:p>12,266875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10.8" calcext:value-type="float">
            <text:p>17710,8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5197117529195" calcext:value-type="float">
            <text:p>8,52</text:p>
          </table:table-cell>
          <table:table-cell office:value-type="float" office:value="1.77906" calcext:value-type="float">
            <text:p>1,77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883.3" calcext:value-type="float">
            <text:p>17883,3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6595355932832" calcext:value-type="float">
            <text:p>7,66</text:p>
          </table:table-cell>
          <table:table-cell office:value-type="float" office:value="1.70371" calcext:value-type="float">
            <text:p>1,70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93.3" calcext:value-type="float">
            <text:p>17893,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0440993288981" calcext:value-type="float">
            <text:p>8,04</text:p>
          </table:table-cell>
          <table:table-cell office:value-type="float" office:value="1.74639" calcext:value-type="float">
            <text:p>1,74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15.7" calcext:value-type="float">
            <text:p>17815,7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27122825095166" calcext:value-type="float">
            <text:p>8,27</text:p>
          </table:table-cell>
          <table:table-cell office:value-type="float" office:value="1.77245" calcext:value-type="float">
            <text:p>1,77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12.2" calcext:value-type="float">
            <text:p>18112,2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96744069940257" calcext:value-type="float">
            <text:p>7,97</text:p>
          </table:table-cell>
          <table:table-cell office:value-type="float" office:value="1.74344" calcext:value-type="float">
            <text:p>1,74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73.6" calcext:value-type="float">
            <text:p>17973,6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2375133612169" calcext:value-type="float">
            <text:p>7,02</text:p>
          </table:table-cell>
          <table:table-cell office:value-type="float" office:value="1.73815" calcext:value-type="float">
            <text:p>1,73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787.8" calcext:value-type="float">
            <text:p>17787,8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59956118468352" calcext:value-type="float">
            <text:p>8,60</text:p>
          </table:table-cell>
          <table:table-cell office:value-type="float" office:value="1.81859" calcext:value-type="float">
            <text:p>1,81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49.9" calcext:value-type="float">
            <text:p>17949,9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84208244480605" calcext:value-type="float">
            <text:p>7,84</text:p>
          </table:table-cell>
          <table:table-cell office:value-type="float" office:value="1.57127" calcext:value-type="float">
            <text:p>1,57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80.1" calcext:value-type="float">
            <text:p>17880,1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9753887352457" calcext:value-type="float">
            <text:p>8,80</text:p>
          </table:table-cell>
          <table:table-cell office:value-type="float" office:value="1.67296" calcext:value-type="float">
            <text:p>1,67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0988" calcext:value-type="float">
            <text:p>760988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2.1904825404527" calcext:value-type="float">
            <text:p>2,19</text:p>
          </table:table-cell>
          <table:table-cell office:value-type="float" office:value="1.90844" calcext:value-type="float">
            <text:p>1,90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6715" calcext:value-type="float">
            <text:p>766715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69862875827793" calcext:value-type="float">
            <text:p>1,70</text:p>
          </table:table-cell>
          <table:table-cell office:value-type="float" office:value="1.76632" calcext:value-type="float">
            <text:p>1,76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9045" calcext:value-type="float">
            <text:p>759045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28168867893786" calcext:value-type="float">
            <text:p>2,28</text:p>
          </table:table-cell>
          <table:table-cell office:value-type="float" office:value="1.82656" calcext:value-type="float">
            <text:p>1,8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63253" calcext:value-type="float">
            <text:p>763253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56586396249523" calcext:value-type="float">
            <text:p>1,57</text:p>
          </table:table-cell>
          <table:table-cell office:value-type="float" office:value="1.87798" calcext:value-type="float">
            <text:p>1,87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8790" calcext:value-type="float">
            <text:p>75879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16874968824984" calcext:value-type="float">
            <text:p>2,17</text:p>
          </table:table-cell>
          <table:table-cell office:value-type="float" office:value="1.80204" calcext:value-type="float">
            <text:p>1,8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9060" calcext:value-type="float">
            <text:p>75906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07619311621994" calcext:value-type="float">
            <text:p>2,08</text:p>
          </table:table-cell>
          <table:table-cell office:value-type="float" office:value="1.7521" calcext:value-type="float">
            <text:p>1,7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9081" calcext:value-type="float">
            <text:p>759081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33544869032978" calcext:value-type="float">
            <text:p>2,34</text:p>
          </table:table-cell>
          <table:table-cell office:value-type="float" office:value="1.53766" calcext:value-type="float">
            <text:p>1,53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3104" calcext:value-type="float">
            <text:p>763104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06178058347438" calcext:value-type="float">
            <text:p>2,06</text:p>
          </table:table-cell>
          <table:table-cell office:value-type="float" office:value="1.62241" calcext:value-type="float">
            <text:p>1,62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4764" calcext:value-type="float">
            <text:p>754764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58623269568402" calcext:value-type="float">
            <text:p>2,59</text:p>
          </table:table-cell>
          <table:table-cell office:value-type="float" office:value="1.59143" calcext:value-type="float">
            <text:p>1,59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6684" calcext:value-type="float">
            <text:p>756684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35848063705761" calcext:value-type="float">
            <text:p>2,36</text:p>
          </table:table-cell>
          <table:table-cell office:value-type="float" office:value="1.58385" calcext:value-type="float">
            <text:p>1,58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1231" calcext:value-type="float">
            <text:p>111231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2.54777070063694" calcext:value-type="float">
            <text:p>2,55</text:p>
          </table:table-cell>
          <table:table-cell office:value-type="float" office:value="36.2953" calcext:value-type="float">
            <text:p>36,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51989622409985" calcext:value-type="float">
            <text:p>2,52</text:p>
          </table:table-cell>
          <table:table-cell office:value-type="float" office:value="35.5452" calcext:value-type="float">
            <text:p>35,5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1454" calcext:value-type="float">
            <text:p>111454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2.33956047807648" calcext:value-type="float">
            <text:p>2,34</text:p>
          </table:table-cell>
          <table:table-cell office:value-type="float" office:value="32.3229" calcext:value-type="float">
            <text:p>32,3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1669" calcext:value-type="float">
            <text:p>111669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2.21885589695542" calcext:value-type="float">
            <text:p>2,22</text:p>
          </table:table-cell>
          <table:table-cell office:value-type="float" office:value="33.5517" calcext:value-type="float">
            <text:p>33,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312" calcext:value-type="float">
            <text:p>111312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2.51182343667893" calcext:value-type="float">
            <text:p>2,51</text:p>
          </table:table-cell>
          <table:table-cell office:value-type="float" office:value="31.8708" calcext:value-type="float">
            <text:p>31,8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1084" calcext:value-type="float">
            <text:p>111084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77281798130448" calcext:value-type="float">
            <text:p>2,77</text:p>
          </table:table-cell>
          <table:table-cell office:value-type="float" office:value="31.8687" calcext:value-type="float">
            <text:p>31,8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1332" calcext:value-type="float">
            <text:p>111332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2.5224799278541" calcext:value-type="float">
            <text:p>2,52</text:p>
          </table:table-cell>
          <table:table-cell office:value-type="float" office:value="31.2058" calcext:value-type="float">
            <text:p>31,2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1554" calcext:value-type="float">
            <text:p>111554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2.46900627743097" calcext:value-type="float">
            <text:p>2,47</text:p>
          </table:table-cell>
          <table:table-cell office:value-type="float" office:value="33.1409" calcext:value-type="float">
            <text:p>33,1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1344" calcext:value-type="float">
            <text:p>111344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50172940692288" calcext:value-type="float">
            <text:p>2,50</text:p>
          </table:table-cell>
          <table:table-cell office:value-type="float" office:value="34.3674" calcext:value-type="float">
            <text:p>34,3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502" calcext:value-type="float">
            <text:p>111502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35482656251368" calcext:value-type="float">
            <text:p>2,35</text:p>
          </table:table-cell>
          <table:table-cell office:value-type="float" office:value="33.3483" calcext:value-type="float">
            <text:p>33,3483</text:p>
          </table:table-cell>
          <table:table-cell table:number-columns-repeated="3"/>
        </table:table-row>
      </table:table>
      <table:table table:name="AM0" table:style-name="ta1">
        <table:table-column table:style-name="co21" table:default-cell-style-name="ce2"/>
        <table:table-column table:style-name="co6" table:default-cell-style-name="ce3"/>
        <table:table-column table:style-name="co2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M_tipo0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3.7869511327179" calcext:value-type="float">
            <text:p>3,7869511327179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89.1" calcext:value-type="float">
            <text:p>18189,1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13748766561827" calcext:value-type="float">
            <text:p>7,14</text:p>
          </table:table-cell>
          <table:table-cell office:value-type="float" office:value="2.20847" calcext:value-type="float">
            <text:p>2,20847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62.8148676666667" calcext:value-type="float">
            <text:p>62,8148676666667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75.5" calcext:value-type="float">
            <text:p>17775,5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8552161754525" calcext:value-type="float">
            <text:p>8,19</text:p>
          </table:table-cell>
          <table:table-cell office:value-type="float" office:value="1.8395" calcext:value-type="float">
            <text:p>1,8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10.9" calcext:value-type="float">
            <text:p>17910,9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51702292405405" calcext:value-type="float">
            <text:p>7,52</text:p>
          </table:table-cell>
          <table:table-cell office:value-type="float" office:value="2.1308" calcext:value-type="float">
            <text:p>2,1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48.4" calcext:value-type="float">
            <text:p>17848,4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27484602962587" calcext:value-type="float">
            <text:p>8,27</text:p>
          </table:table-cell>
          <table:table-cell office:value-type="float" office:value="2.07628" calcext:value-type="float">
            <text:p>2,07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62.4" calcext:value-type="float">
            <text:p>17762,4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54565718353496" calcext:value-type="float">
            <text:p>8,55</text:p>
          </table:table-cell>
          <table:table-cell office:value-type="float" office:value="2.09405" calcext:value-type="float">
            <text:p>2,09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57" calcext:value-type="float">
            <text:p>18157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73980084026526" calcext:value-type="float">
            <text:p>7,74</text:p>
          </table:table-cell>
          <table:table-cell office:value-type="float" office:value="1.76865" calcext:value-type="float">
            <text:p>1,76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65.2" calcext:value-type="float">
            <text:p>17965,2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6720398271316" calcext:value-type="float">
            <text:p>7,07</text:p>
          </table:table-cell>
          <table:table-cell office:value-type="float" office:value="1.68763" calcext:value-type="float">
            <text:p>1,68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8.3" calcext:value-type="float">
            <text:p>17868,3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592176189751" calcext:value-type="float">
            <text:p>8,19</text:p>
          </table:table-cell>
          <table:table-cell office:value-type="float" office:value="1.65759" calcext:value-type="float">
            <text:p>1,65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54.4" calcext:value-type="float">
            <text:p>17954,4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81897865988255" calcext:value-type="float">
            <text:p>7,82</text:p>
          </table:table-cell>
          <table:table-cell office:value-type="float" office:value="1.82604" calcext:value-type="float">
            <text:p>1,82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69.1" calcext:value-type="float">
            <text:p>17869,1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5364745638435" calcext:value-type="float">
            <text:p>8,85</text:p>
          </table:table-cell>
          <table:table-cell office:value-type="float" office:value="1.82994" calcext:value-type="float">
            <text:p>1,8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7114" calcext:value-type="float">
            <text:p>767114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40310993542189" calcext:value-type="float">
            <text:p>1,40</text:p>
          </table:table-cell>
          <table:table-cell office:value-type="float" office:value="2.01859" calcext:value-type="float">
            <text:p>2,01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68962" calcext:value-type="float">
            <text:p>768962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1.4105384233032" calcext:value-type="float">
            <text:p>1,41</text:p>
          </table:table-cell>
          <table:table-cell office:value-type="float" office:value="2.05638" calcext:value-type="float">
            <text:p>2,0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70222" calcext:value-type="float">
            <text:p>770222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0.842778514671562" calcext:value-type="float">
            <text:p>0,84</text:p>
          </table:table-cell>
          <table:table-cell office:value-type="float" office:value="2.08833" calcext:value-type="float">
            <text:p>2,08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7235" calcext:value-type="float">
            <text:p>757235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3419848957555" calcext:value-type="float">
            <text:p>2,34</text:p>
          </table:table-cell>
          <table:table-cell office:value-type="float" office:value="1.83164" calcext:value-type="float">
            <text:p>1,83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3381" calcext:value-type="float">
            <text:p>763381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57682930160631" calcext:value-type="float">
            <text:p>1,58</text:p>
          </table:table-cell>
          <table:table-cell office:value-type="float" office:value="1.70959" calcext:value-type="float">
            <text:p>1,70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7639" calcext:value-type="float">
            <text:p>757639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25951160169124" calcext:value-type="float">
            <text:p>2,26</text:p>
          </table:table-cell>
          <table:table-cell office:value-type="float" office:value="1.72697" calcext:value-type="float">
            <text:p>1,7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8726" calcext:value-type="float">
            <text:p>768726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09450787191677" calcext:value-type="float">
            <text:p>1,09</text:p>
          </table:table-cell>
          <table:table-cell office:value-type="float" office:value="1.78416" calcext:value-type="float">
            <text:p>1,78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3623" calcext:value-type="float">
            <text:p>76362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99517113590605" calcext:value-type="float">
            <text:p>2,00</text:p>
          </table:table-cell>
          <table:table-cell office:value-type="float" office:value="2.03045" calcext:value-type="float">
            <text:p>2,03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71547" calcext:value-type="float">
            <text:p>771547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0.420131428707408" calcext:value-type="float">
            <text:p>0,42</text:p>
          </table:table-cell>
          <table:table-cell office:value-type="float" office:value="1.80669" calcext:value-type="float">
            <text:p>1,80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9071" calcext:value-type="float">
            <text:p>769071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0.760078265197271" calcext:value-type="float">
            <text:p>0,76</text:p>
          </table:table-cell>
          <table:table-cell office:value-type="float" office:value="1.64828" calcext:value-type="float">
            <text:p>1,64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2305" calcext:value-type="float">
            <text:p>112305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6068127458625" calcext:value-type="float">
            <text:p>1,61</text:p>
          </table:table-cell>
          <table:table-cell office:value-type="float" office:value="186.367" calcext:value-type="float">
            <text:p>186,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1326" calcext:value-type="float">
            <text:p>111326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42435928899485" calcext:value-type="float">
            <text:p>2,42</text:p>
          </table:table-cell>
          <table:table-cell office:value-type="float" office:value="192.071" calcext:value-type="float">
            <text:p>192,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2074" calcext:value-type="float">
            <text:p>112074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79629175283025" calcext:value-type="float">
            <text:p>1,80</text:p>
          </table:table-cell>
          <table:table-cell office:value-type="float" office:value="202.087" calcext:value-type="float">
            <text:p>202,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2.1225361855643" calcext:value-type="float">
            <text:p>2,12</text:p>
          </table:table-cell>
          <table:table-cell office:value-type="float" office:value="198.422" calcext:value-type="float">
            <text:p>198,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349" calcext:value-type="float">
            <text:p>111349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2.47941846207742" calcext:value-type="float">
            <text:p>2,48</text:p>
          </table:table-cell>
          <table:table-cell office:value-type="float" office:value="204.634" calcext:value-type="float">
            <text:p>204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16451353149179" calcext:value-type="float">
            <text:p>2,16</text:p>
          </table:table-cell>
          <table:table-cell office:value-type="float" office:value="174.886" calcext:value-type="float">
            <text:p>174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2576" calcext:value-type="float">
            <text:p>112576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43328692880845" calcext:value-type="float">
            <text:p>1,43</text:p>
          </table:table-cell>
          <table:table-cell office:value-type="float" office:value="160.898" calcext:value-type="float">
            <text:p>160,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2359" calcext:value-type="float">
            <text:p>112359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76519960132193" calcext:value-type="float">
            <text:p>1,77</text:p>
          </table:table-cell>
          <table:table-cell office:value-type="float" office:value="176.832" calcext:value-type="float">
            <text:p>176,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0959" calcext:value-type="float">
            <text:p>110959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83885430075043" calcext:value-type="float">
            <text:p>2,84</text:p>
          </table:table-cell>
          <table:table-cell office:value-type="float" office:value="175.191" calcext:value-type="float">
            <text:p>175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2425" calcext:value-type="float">
            <text:p>112425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54653168813654" calcext:value-type="float">
            <text:p>1,55</text:p>
          </table:table-cell>
          <table:table-cell office:value-type="float" office:value="175.238" calcext:value-type="float">
            <text:p>175,238</text:p>
          </table:table-cell>
          <table:table-cell table:number-columns-repeated="3"/>
        </table:table-row>
      </table:table>
      <table:table table:name="AM1" table:style-name="ta1">
        <table:table-column table:style-name="co24" table:default-cell-style-name="ce2"/>
        <table:table-column table:style-name="co6" table:default-cell-style-name="ce3"/>
        <table:table-column table:style-name="co25" table:default-cell-style-name="ce5"/>
        <table:table-column table:style-name="co6" table:default-cell-style-name="ce6"/>
        <table:table-column table:style-name="co19" table:default-cell-style-name="ce3"/>
        <table:table-column table:style-name="co6" table:default-cell-style-name="Default"/>
        <table:table-column table:style-name="co22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M_tipo1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64793546538365" calcext:value-type="float">
            <text:p>4,64793546538365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02.7" calcext:value-type="float">
            <text:p>18102,7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57859366127998" calcext:value-type="float">
            <text:p>7,58</text:p>
          </table:table-cell>
          <table:table-cell office:value-type="float" office:value="2.88597" calcext:value-type="float">
            <text:p>2,88597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52.654199" calcext:value-type="float">
            <text:p>52,654199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14.3" calcext:value-type="float">
            <text:p>17714,3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50163346120683" calcext:value-type="float">
            <text:p>8,50</text:p>
          </table:table-cell>
          <table:table-cell office:value-type="float" office:value="2.52986" calcext:value-type="float">
            <text:p>2,5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01.8" calcext:value-type="float">
            <text:p>17901,8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56401079687961" calcext:value-type="float">
            <text:p>7,56</text:p>
          </table:table-cell>
          <table:table-cell office:value-type="float" office:value="2.68289" calcext:value-type="float">
            <text:p>2,6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770.3" calcext:value-type="float">
            <text:p>17770,3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8.67621167164904" calcext:value-type="float">
            <text:p>8,68</text:p>
          </table:table-cell>
          <table:table-cell office:value-type="float" office:value="2.78389" calcext:value-type="float">
            <text:p>2,78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26.2" calcext:value-type="float">
            <text:p>17726,2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73204231223131" calcext:value-type="float">
            <text:p>8,73</text:p>
          </table:table-cell>
          <table:table-cell office:value-type="float" office:value="3.45754" calcext:value-type="float">
            <text:p>3,45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059.9" calcext:value-type="float">
            <text:p>18059,9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23318990995795" calcext:value-type="float">
            <text:p>8,23</text:p>
          </table:table-cell>
          <table:table-cell office:value-type="float" office:value="3.62872" calcext:value-type="float">
            <text:p>3,62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03.8" calcext:value-type="float">
            <text:p>17903,8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38482213756039" calcext:value-type="float">
            <text:p>7,38</text:p>
          </table:table-cell>
          <table:table-cell office:value-type="float" office:value="2.63839" calcext:value-type="float">
            <text:p>2,63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129722176698" calcext:value-type="float">
            <text:p>8,18</text:p>
          </table:table-cell>
          <table:table-cell office:value-type="float" office:value="3.35194" calcext:value-type="float">
            <text:p>3,35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90.1" calcext:value-type="float">
            <text:p>17990,1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63568863282278" calcext:value-type="float">
            <text:p>7,64</text:p>
          </table:table-cell>
          <table:table-cell office:value-type="float" office:value="3.13542" calcext:value-type="float">
            <text:p>3,13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742.1" calcext:value-type="float">
            <text:p>17742,1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50144654940186" calcext:value-type="float">
            <text:p>9,50</text:p>
          </table:table-cell>
          <table:table-cell office:value-type="float" office:value="2.87305" calcext:value-type="float">
            <text:p>2,87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39879" calcext:value-type="float">
            <text:p>739879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4.9036148159335" calcext:value-type="float">
            <text:p>4,90</text:p>
          </table:table-cell>
          <table:table-cell office:value-type="float" office:value="2.79329" calcext:value-type="float">
            <text:p>2,79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8557" calcext:value-type="float">
            <text:p>758557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74457488766104" calcext:value-type="float">
            <text:p>2,74</text:p>
          </table:table-cell>
          <table:table-cell office:value-type="float" office:value="2.71083" calcext:value-type="float">
            <text:p>2,71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9008" calcext:value-type="float">
            <text:p>769008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0.999067048215383" calcext:value-type="float">
            <text:p>1,00</text:p>
          </table:table-cell>
          <table:table-cell office:value-type="float" office:value="2.86316" calcext:value-type="float">
            <text:p>2,8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47108" calcext:value-type="float">
            <text:p>747108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3.64802954366623" calcext:value-type="float">
            <text:p>3,65</text:p>
          </table:table-cell>
          <table:table-cell office:value-type="float" office:value="2.69224" calcext:value-type="float">
            <text:p>2,69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6453" calcext:value-type="float">
            <text:p>756453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47006050149007" calcext:value-type="float">
            <text:p>2,47</text:p>
          </table:table-cell>
          <table:table-cell office:value-type="float" office:value="2.91609" calcext:value-type="float">
            <text:p>2,91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9841" calcext:value-type="float">
            <text:p>759841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97543890288208" calcext:value-type="float">
            <text:p>1,98</text:p>
          </table:table-cell>
          <table:table-cell office:value-type="float" office:value="2.85289" calcext:value-type="float">
            <text:p>2,85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67065" calcext:value-type="float">
            <text:p>767065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30821473551283" calcext:value-type="float">
            <text:p>1,31</text:p>
          </table:table-cell>
          <table:table-cell office:value-type="float" office:value="2.85709" calcext:value-type="float">
            <text:p>2,85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63586" calcext:value-type="float">
            <text:p>763586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99991978631073" calcext:value-type="float">
            <text:p>2,00</text:p>
          </table:table-cell>
          <table:table-cell office:value-type="float" office:value="2.98998" calcext:value-type="float">
            <text:p>2,9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6026" calcext:value-type="float">
            <text:p>756026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42335241212777" calcext:value-type="float">
            <text:p>2,42</text:p>
          </table:table-cell>
          <table:table-cell office:value-type="float" office:value="2.58042" calcext:value-type="float">
            <text:p>2,58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58390" calcext:value-type="float">
            <text:p>75839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1383406155517" calcext:value-type="float">
            <text:p>2,14</text:p>
          </table:table-cell>
          <table:table-cell office:value-type="float" office:value="3.19731" calcext:value-type="float">
            <text:p>3,19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09893" calcext:value-type="float">
            <text:p>109893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3.72002558284197" calcext:value-type="float">
            <text:p>3,72</text:p>
          </table:table-cell>
          <table:table-cell office:value-type="float" office:value="156.631" calcext:value-type="float">
            <text:p>156,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0956" calcext:value-type="float">
            <text:p>110956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74865897696596" calcext:value-type="float">
            <text:p>2,75</text:p>
          </table:table-cell>
          <table:table-cell office:value-type="float" office:value="146.671" calcext:value-type="float">
            <text:p>146,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09873" calcext:value-type="float">
            <text:p>109873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3.72489572745435" calcext:value-type="float">
            <text:p>3,72</text:p>
          </table:table-cell>
          <table:table-cell office:value-type="float" office:value="150.201" calcext:value-type="float">
            <text:p>150,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0150" calcext:value-type="float">
            <text:p>11015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3.54894354789279" calcext:value-type="float">
            <text:p>3,55</text:p>
          </table:table-cell>
          <table:table-cell office:value-type="float" office:value="151.414" calcext:value-type="float">
            <text:p>151,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0683" calcext:value-type="float">
            <text:p>110683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3.06270800490454" calcext:value-type="float">
            <text:p>3,06</text:p>
          </table:table-cell>
          <table:table-cell office:value-type="float" office:value="150.806" calcext:value-type="float">
            <text:p>150,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1269" calcext:value-type="float">
            <text:p>111269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61089521408816" calcext:value-type="float">
            <text:p>2,61</text:p>
          </table:table-cell>
          <table:table-cell office:value-type="float" office:value="148.302" calcext:value-type="float">
            <text:p>148,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876" calcext:value-type="float">
            <text:p>110876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2.92173395322774" calcext:value-type="float">
            <text:p>2,92</text:p>
          </table:table-cell>
          <table:table-cell office:value-type="float" office:value="154.362" calcext:value-type="float">
            <text:p>154,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9607" calcext:value-type="float">
            <text:p>109607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4.17125671020651" calcext:value-type="float">
            <text:p>4,17</text:p>
          </table:table-cell>
          <table:table-cell office:value-type="float" office:value="154.951" calcext:value-type="float">
            <text:p>154,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09648" calcext:value-type="float">
            <text:p>109648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3.98683023791385" calcext:value-type="float">
            <text:p>3,99</text:p>
          </table:table-cell>
          <table:table-cell office:value-type="float" office:value="149.641" calcext:value-type="float">
            <text:p>149,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516" calcext:value-type="float">
            <text:p>111516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34256640190558" calcext:value-type="float">
            <text:p>2,34</text:p>
          </table:table-cell>
          <table:table-cell office:value-type="float" office:value="158.226" calcext:value-type="float">
            <text:p>158,226</text:p>
          </table:table-cell>
          <table:table-cell table:number-columns-repeated="3"/>
        </table:table-row>
      </table:table>
      <table:table table:name="AM2" table:style-name="ta1">
        <table:table-column table:style-name="co27" table:default-cell-style-name="ce2"/>
        <table:table-column table:style-name="co6" table:default-cell-style-name="ce3"/>
        <table:table-column table:style-name="co6" table:default-cell-style-name="ce5"/>
        <table:table-column table:style-name="co6" table:default-cell-style-name="ce6"/>
        <table:table-column table:style-name="co6" table:default-cell-style-name="ce3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M_tipo2</text:p>
          </table:table-cell>
          <table:covered-table-cell table:number-columns-repeated="4" table:style-name="ce1"/>
          <table:table-cell/>
          <table:table-cell table:style-name="ce7" office:value-type="string" calcext:value-type="string">
            <text:p>Número Casos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 (s.)</text:p>
          </table:table-cell>
          <table:table-cell/>
          <table:table-cell table:style-name="ce7" office:value-type="string" calcext:value-type="string">
            <text:p>Media Desv:</text:p>
          </table:table-cell>
          <table:table-cell table:style-name="ce9" table:formula="of:=SUM([.D3:.D32])/[.H1]" office:value-type="float" office:value="4.18757680395868" calcext:value-type="float">
            <text:p>4,18757680395868</text:p>
          </table:table-cell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119.5" calcext:value-type="float">
            <text:p>18119,5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49282305101243" calcext:value-type="float">
            <text:p>7,49</text:p>
          </table:table-cell>
          <table:table-cell office:value-type="float" office:value="3.19506" calcext:value-type="float">
            <text:p>3,19506</text:p>
          </table:table-cell>
          <table:table-cell/>
          <table:table-cell table:style-name="ce7" office:value-type="string" calcext:value-type="string">
            <text:p>Media Tiempo:</text:p>
          </table:table-cell>
          <table:table-cell table:style-name="ce9" table:formula="of:=SUM([.E3:.E32])/[.H1]" office:value-type="float" office:value="69.7563803333333" calcext:value-type="float">
            <text:p>69,7563803333333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777.1" calcext:value-type="float">
            <text:p>17777,1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17725725561947" calcext:value-type="float">
            <text:p>8,18</text:p>
          </table:table-cell>
          <table:table-cell office:value-type="float" office:value="3.00057" calcext:value-type="float">
            <text:p>3,00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961.2" calcext:value-type="float">
            <text:p>17961,2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25729874788647" calcext:value-type="float">
            <text:p>7,26</text:p>
          </table:table-cell>
          <table:table-cell office:value-type="float" office:value="4.84257" calcext:value-type="float">
            <text:p>4,84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914.2" calcext:value-type="float">
            <text:p>17914,2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3669162187781" calcext:value-type="float">
            <text:p>7,94</text:p>
          </table:table-cell>
          <table:table-cell office:value-type="float" office:value="6.67661" calcext:value-type="float">
            <text:p>6,67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723.5" calcext:value-type="float">
            <text:p>17723,5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74594396547662" calcext:value-type="float">
            <text:p>8,75</text:p>
          </table:table-cell>
          <table:table-cell office:value-type="float" office:value="6.65177" calcext:value-type="float">
            <text:p>6,65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137.2" calcext:value-type="float">
            <text:p>18137,2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84040952800898" calcext:value-type="float">
            <text:p>7,84</text:p>
          </table:table-cell>
          <table:table-cell office:value-type="float" office:value="6.32688" calcext:value-type="float">
            <text:p>6,32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726.6" calcext:value-type="float">
            <text:p>17726,6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8.30146606327584" calcext:value-type="float">
            <text:p>8,30</text:p>
          </table:table-cell>
          <table:table-cell office:value-type="float" office:value="5.99507" calcext:value-type="float">
            <text:p>5,99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743.6" calcext:value-type="float">
            <text:p>17743,6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82667748887162" calcext:value-type="float">
            <text:p>8,83</text:p>
          </table:table-cell>
          <table:table-cell office:value-type="float" office:value="6.0989" calcext:value-type="float">
            <text:p>6,0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40.8" calcext:value-type="float">
            <text:p>17940,8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88880343209581" calcext:value-type="float">
            <text:p>7,89</text:p>
          </table:table-cell>
          <table:table-cell office:value-type="float" office:value="5.62711" calcext:value-type="float">
            <text:p>5,62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66" calcext:value-type="float">
            <text:p>17866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86945987519028" calcext:value-type="float">
            <text:p>8,87</text:p>
          </table:table-cell>
          <table:table-cell office:value-type="float" office:value="6.17066" calcext:value-type="float">
            <text:p>6,17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66245" calcext:value-type="float">
            <text:p>766245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1.51480219689296" calcext:value-type="float">
            <text:p>1,51</text:p>
          </table:table-cell>
          <table:table-cell office:value-type="float" office:value="6.19519" calcext:value-type="float">
            <text:p>6,19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47473" calcext:value-type="float">
            <text:p>747473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4.16566668688663" calcext:value-type="float">
            <text:p>4,17</text:p>
          </table:table-cell>
          <table:table-cell office:value-type="float" office:value="6.07123" calcext:value-type="float">
            <text:p>6,07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60036" calcext:value-type="float">
            <text:p>760036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2.15410882989179" calcext:value-type="float">
            <text:p>2,15</text:p>
          </table:table-cell>
          <table:table-cell office:value-type="float" office:value="5.1173" calcext:value-type="float">
            <text:p>5,1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9150" calcext:value-type="float">
            <text:p>759150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2.09501387761103" calcext:value-type="float">
            <text:p>2,10</text:p>
          </table:table-cell>
          <table:table-cell office:value-type="float" office:value="4.53199" calcext:value-type="float">
            <text:p>4,53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65420" calcext:value-type="float">
            <text:p>76542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1.31393980729871" calcext:value-type="float">
            <text:p>1,31</text:p>
          </table:table-cell>
          <table:table-cell office:value-type="float" office:value="5.62677" calcext:value-type="float">
            <text:p>5,62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70666" calcext:value-type="float">
            <text:p>770666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0.57894164374984" calcext:value-type="float">
            <text:p>0,58</text:p>
          </table:table-cell>
          <table:table-cell office:value-type="float" office:value="6.00744" calcext:value-type="float">
            <text:p>6,00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8006" calcext:value-type="float">
            <text:p>758006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47375987537841" calcext:value-type="float">
            <text:p>2,47</text:p>
          </table:table-cell>
          <table:table-cell office:value-type="float" office:value="4.92442" calcext:value-type="float">
            <text:p>4,92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70143" calcext:value-type="float">
            <text:p>770143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15838192946008" calcext:value-type="float">
            <text:p>1,16</text:p>
          </table:table-cell>
          <table:table-cell office:value-type="float" office:value="6.40485" calcext:value-type="float">
            <text:p>6,40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65472" calcext:value-type="float">
            <text:p>765472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20420252427333" calcext:value-type="float">
            <text:p>1,20</text:p>
          </table:table-cell>
          <table:table-cell office:value-type="float" office:value="4.85526" calcext:value-type="float">
            <text:p>4,85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6572" calcext:value-type="float">
            <text:p>766572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1.08254597548055" calcext:value-type="float">
            <text:p>1,08</text:p>
          </table:table-cell>
          <table:table-cell office:value-type="float" office:value="4.95976" calcext:value-type="float">
            <text:p>4,95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0707" calcext:value-type="float">
            <text:p>110707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3.00686005659766" calcext:value-type="float">
            <text:p>3,01</text:p>
          </table:table-cell>
          <table:table-cell office:value-type="float" office:value="180.599" calcext:value-type="float">
            <text:p>180,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11519" calcext:value-type="float">
            <text:p>111519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2.25519755986397" calcext:value-type="float">
            <text:p>2,26</text:p>
          </table:table-cell>
          <table:table-cell office:value-type="float" office:value="183.776" calcext:value-type="float">
            <text:p>183,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0302" calcext:value-type="float">
            <text:p>110302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3.34898881917914" calcext:value-type="float">
            <text:p>3,35</text:p>
          </table:table-cell>
          <table:table-cell office:value-type="float" office:value="192.279" calcext:value-type="float">
            <text:p>192,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2091" calcext:value-type="float">
            <text:p>112091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84933845870949" calcext:value-type="float">
            <text:p>1,85</text:p>
          </table:table-cell>
          <table:table-cell office:value-type="float" office:value="180.534" calcext:value-type="float">
            <text:p>180,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2183" calcext:value-type="float">
            <text:p>112183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74899281835698" calcext:value-type="float">
            <text:p>1,75</text:p>
          </table:table-cell>
          <table:table-cell office:value-type="float" office:value="187.068" calcext:value-type="float">
            <text:p>187,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0935" calcext:value-type="float">
            <text:p>110935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2.90323145327872" calcext:value-type="float">
            <text:p>2,90</text:p>
          </table:table-cell>
          <table:table-cell office:value-type="float" office:value="216.677" calcext:value-type="float">
            <text:p>216,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948" calcext:value-type="float">
            <text:p>110948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2.85869384395822" calcext:value-type="float">
            <text:p>2,86</text:p>
          </table:table-cell>
          <table:table-cell office:value-type="float" office:value="226.257" calcext:value-type="float">
            <text:p>226,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10935" calcext:value-type="float">
            <text:p>110935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3.01019426812849" calcext:value-type="float">
            <text:p>3,01</text:p>
          </table:table-cell>
          <table:table-cell office:value-type="float" office:value="202.011" calcext:value-type="float">
            <text:p>202,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0916" calcext:value-type="float">
            <text:p>110916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2.87650721097013" calcext:value-type="float">
            <text:p>2,88</text:p>
          </table:table-cell>
          <table:table-cell office:value-type="float" office:value="215.154" calcext:value-type="float">
            <text:p>215,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1118" calcext:value-type="float">
            <text:p>111118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2.69110525347882" calcext:value-type="float">
            <text:p>2,69</text:p>
          </table:table-cell>
          <table:table-cell office:value-type="float" office:value="199.057" calcext:value-type="float">
            <text:p>199,057</text:p>
          </table:table-cell>
          <table:table-cell table:number-columns-repeated="3"/>
        </table:table-row>
      </table:table>
      <table:table table:name="Comparativa" table:style-name="ta1">
        <table:shapes>
          <draw:frame draw:z-index="0" draw:style-name="gr1" draw:text-style-name="P1" svg:width="159.99mm" svg:height="89.99mm" svg:x="225.31mm" svg:y="4.46mm">
            <draw:object draw:notify-on-update-of-ranges="Comparativa.J4:Comparativa.J13 Comparativa.B2:Comparativa.B2 Comparativa.B4:Comparativa.B13 Comparativa.C2:Comparativa.C2 Comparativa.C4:Comparativa.C13 Comparativa.D2:Comparativa.D2 Comparativa.D4:Comparativa.D13 Comparativa.E2:Comparativa.E2 Comparativa.E4:Comparativa.E13 Comparativa.F2:Comparativa.F2 Comparativa.F4:Comparativa.F13 Comparativa.G2:Comparativa.G2 Comparativa.G4:Comparativa.G13 Comparativa.H2:Comparativa.H2 Comparativa.H4:Comparativa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4.16mm" svg:y="98.69mm">
            <draw:object draw:notify-on-update-of-ranges="Comparativa.B2:Comparativa.B2 Comparativa.B14:Comparativa.B23 Comparativa.C2:Comparativa.C2 Comparativa.C14:Comparativa.C23 Comparativa.D2:Comparativa.D2 Comparativa.D14:Comparativa.D23 Comparativa.E2:Comparativa.E2 Comparativa.E14:Comparativa.E23 Comparativa.F2:Comparativa.F2 Comparativa.F14:Comparativa.F23 Comparativa.G2:Comparativa.G2 Comparativa.G14:Comparativa.G23 Comparativa.H2:Comparativa.H2 Comparativa.H14:Comparativa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5.6mm" svg:y="193.85mm">
            <draw:object draw:notify-on-update-of-ranges="Comparativa.J24:Comparativa.J33 Comparativa.B2:Comparativa.B2 Comparativa.B24:Comparativa.B33 Comparativa.C2:Comparativa.C2 Comparativa.C24:Comparativa.C33 Comparativa.D2:Comparativa.D2 Comparativa.D24:Comparativa.D33 Comparativa.E2:Comparativa.E2 Comparativa.E24:Comparativa.E33 Comparativa.F2:Comparativa.F2 Comparativa.F24:Comparativa.F33 Comparativa.G2:Comparativa.G2 Comparativa.G24:Comparativa.G33 Comparativa.H2:Comparativa.H2 Comparativa.H24:Comparativa.H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8" table:default-cell-style-name="ce2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4" table:default-cell-style-name="ce3"/>
        <table:table-column table:style-name="co6" table:number-columns-repeated="2" table:default-cell-style-name="Default"/>
        <table:table-row table:style-name="ro5">
          <table:table-cell table:style-name="Default" table:number-columns-spanned="1" table:number-rows-spanned="2"/>
          <table:table-cell table:style-name="ce21" office:value-type="string" calcext:value-type="string" table:number-columns-spanned="7" table:number-rows-spanned="1">
            <text:p>Algoritmo</text:p>
          </table:table-cell>
          <table:covered-table-cell table:number-columns-repeated="6" table:style-name="Default"/>
          <table:table-cell table:number-columns-repeated="2"/>
        </table:table-row>
        <table:table-row table:style-name="ro5">
          <table:covered-table-cell table:style-name="Default"/>
          <table:table-cell table:style-name="ce7" office:value-type="string" calcext:value-type="string">
            <text:p>AGGu</text:p>
          </table:table-cell>
          <table:table-cell table:style-name="ce7" office:value-type="string" calcext:value-type="string">
            <text:p>AGGp</text:p>
          </table:table-cell>
          <table:table-cell table:style-name="ce7" office:value-type="string" calcext:value-type="string">
            <text:p>AGEu</text:p>
          </table:table-cell>
          <table:table-cell table:style-name="ce7" office:value-type="string" calcext:value-type="string">
            <text:p>AGEp</text:p>
          </table:table-cell>
          <table:table-cell table:style-name="ce7" office:value-type="string" calcext:value-type="string">
            <text:p>AM0</text:p>
          </table:table-cell>
          <table:table-cell table:style-name="ce7" office:value-type="string" calcext:value-type="string">
            <text:p>AM1</text:p>
          </table:table-cell>
          <table:table-cell table:style-name="ce7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so</text:p>
          </table:table-cell>
          <table:table-cell table:style-name="ce7" office:value-type="string" calcext:value-type="string" table:number-columns-spanned="7" table:number-rows-spanned="1">
            <text:p>Diversidad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office:value-type="string" calcext:value-type="string">
            <text:p>GKD-c_11_n500_m50</text:p>
          </table:table-cell>
          <table:table-cell office:value-type="float" office:value="18226.5" calcext:value-type="float">
            <text:p>18226,5</text:p>
          </table:table-cell>
          <table:table-cell office:value-type="float" office:value="18173.1" calcext:value-type="float">
            <text:p>18173,1</text:p>
          </table:table-cell>
          <table:table-cell office:value-type="float" office:value="18255.6" calcext:value-type="float">
            <text:p>18255,6</text:p>
          </table:table-cell>
          <table:table-cell office:value-type="float" office:value="18236.6" calcext:value-type="float">
            <text:p>18236,6</text:p>
          </table:table-cell>
          <table:table-cell office:value-type="float" office:value="18189.1" calcext:value-type="float">
            <text:p>18189,1</text:p>
          </table:table-cell>
          <table:table-cell office:value-type="float" office:value="18102.7" calcext:value-type="float">
            <text:p>18102,7</text:p>
          </table:table-cell>
          <table:table-cell office:value-type="float" office:value="18119.5" calcext:value-type="float">
            <text:p>18119,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KD-c_12_n500_m50</text:p>
          </table:table-cell>
          <table:table-cell office:value-type="float" office:value="17665.7" calcext:value-type="float">
            <text:p>17665,7</text:p>
          </table:table-cell>
          <table:table-cell office:value-type="float" office:value="17683.4" calcext:value-type="float">
            <text:p>17683,4</text:p>
          </table:table-cell>
          <table:table-cell office:value-type="float" office:value="17762.9" calcext:value-type="float">
            <text:p>17762,9</text:p>
          </table:table-cell>
          <table:table-cell office:value-type="float" office:value="17710.8" calcext:value-type="float">
            <text:p>17710,8</text:p>
          </table:table-cell>
          <table:table-cell office:value-type="float" office:value="17775.5" calcext:value-type="float">
            <text:p>17775,5</text:p>
          </table:table-cell>
          <table:table-cell office:value-type="float" office:value="17714.3" calcext:value-type="float">
            <text:p>17714,3</text:p>
          </table:table-cell>
          <table:table-cell office:value-type="float" office:value="17777.1" calcext:value-type="float">
            <text:p>17777,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KD-c_13_n500_m50</text:p>
          </table:table-cell>
          <table:table-cell office:value-type="float" office:value="17831.6" calcext:value-type="float">
            <text:p>17831,6</text:p>
          </table:table-cell>
          <table:table-cell office:value-type="float" office:value="17739.6" calcext:value-type="float">
            <text:p>17739,6</text:p>
          </table:table-cell>
          <table:table-cell office:value-type="float" office:value="17789.6" calcext:value-type="float">
            <text:p>17789,6</text:p>
          </table:table-cell>
          <table:table-cell office:value-type="float" office:value="17883.3" calcext:value-type="float">
            <text:p>17883,3</text:p>
          </table:table-cell>
          <table:table-cell office:value-type="float" office:value="17910.9" calcext:value-type="float">
            <text:p>17910,9</text:p>
          </table:table-cell>
          <table:table-cell office:value-type="float" office:value="17901.8" calcext:value-type="float">
            <text:p>17901,8</text:p>
          </table:table-cell>
          <table:table-cell office:value-type="float" office:value="17961.2" calcext:value-type="float">
            <text:p>17961,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KD-c_14_n500_m50</text:p>
          </table:table-cell>
          <table:table-cell office:value-type="float" office:value="17870.5" calcext:value-type="float">
            <text:p>17870,5</text:p>
          </table:table-cell>
          <table:table-cell office:value-type="float" office:value="17823" calcext:value-type="float">
            <text:p>17823</text:p>
          </table:table-cell>
          <table:table-cell office:value-type="float" office:value="17779.9" calcext:value-type="float">
            <text:p>17779,9</text:p>
          </table:table-cell>
          <table:table-cell office:value-type="float" office:value="17893.3" calcext:value-type="float">
            <text:p>17893,3</text:p>
          </table:table-cell>
          <table:table-cell office:value-type="float" office:value="17848.4" calcext:value-type="float">
            <text:p>17848,4</text:p>
          </table:table-cell>
          <table:table-cell office:value-type="float" office:value="17770.3" calcext:value-type="float">
            <text:p>17770,3</text:p>
          </table:table-cell>
          <table:table-cell office:value-type="float" office:value="17914.2" calcext:value-type="float">
            <text:p>17914,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KD-c_15_n500_m50</text:p>
          </table:table-cell>
          <table:table-cell office:value-type="float" office:value="17835.3" calcext:value-type="float">
            <text:p>17835,3</text:p>
          </table:table-cell>
          <table:table-cell office:value-type="float" office:value="17675.8" calcext:value-type="float">
            <text:p>17675,8</text:p>
          </table:table-cell>
          <table:table-cell office:value-type="float" office:value="17799.3" calcext:value-type="float">
            <text:p>17799,3</text:p>
          </table:table-cell>
          <table:table-cell office:value-type="float" office:value="17815.7" calcext:value-type="float">
            <text:p>17815,7</text:p>
          </table:table-cell>
          <table:table-cell office:value-type="float" office:value="17762.4" calcext:value-type="float">
            <text:p>17762,4</text:p>
          </table:table-cell>
          <table:table-cell office:value-type="float" office:value="17726.2" calcext:value-type="float">
            <text:p>17726,2</text:p>
          </table:table-cell>
          <table:table-cell office:value-type="float" office:value="17723.5" calcext:value-type="float">
            <text:p>17723,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KD-c_16_n500_m50</text:p>
          </table:table-cell>
          <table:table-cell office:value-type="float" office:value="18074.4" calcext:value-type="float">
            <text:p>18074,4</text:p>
          </table:table-cell>
          <table:table-cell office:value-type="float" office:value="17901.7" calcext:value-type="float">
            <text:p>17901,7</text:p>
          </table:table-cell>
          <table:table-cell office:value-type="float" office:value="18115.9" calcext:value-type="float">
            <text:p>18115,9</text:p>
          </table:table-cell>
          <table:table-cell office:value-type="float" office:value="18112.2" calcext:value-type="float">
            <text:p>18112,2</text:p>
          </table:table-cell>
          <table:table-cell office:value-type="float" office:value="18157" calcext:value-type="float">
            <text:p>18157</text:p>
          </table:table-cell>
          <table:table-cell office:value-type="float" office:value="18059.9" calcext:value-type="float">
            <text:p>18059,9</text:p>
          </table:table-cell>
          <table:table-cell office:value-type="float" office:value="18137.2" calcext:value-type="float">
            <text:p>18137,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KD-c_17_n500_m50</text:p>
          </table:table-cell>
          <table:table-cell office:value-type="float" office:value="17986.1" calcext:value-type="float">
            <text:p>17986,1</text:p>
          </table:table-cell>
          <table:table-cell office:value-type="float" office:value="17882.4" calcext:value-type="float">
            <text:p>17882,4</text:p>
          </table:table-cell>
          <table:table-cell office:value-type="float" office:value="17942.9" calcext:value-type="float">
            <text:p>17942,9</text:p>
          </table:table-cell>
          <table:table-cell office:value-type="float" office:value="17973.6" calcext:value-type="float">
            <text:p>17973,6</text:p>
          </table:table-cell>
          <table:table-cell office:value-type="float" office:value="17965.2" calcext:value-type="float">
            <text:p>17965,2</text:p>
          </table:table-cell>
          <table:table-cell office:value-type="float" office:value="17903.8" calcext:value-type="float">
            <text:p>17903,8</text:p>
          </table:table-cell>
          <table:table-cell office:value-type="float" office:value="17726.6" calcext:value-type="float">
            <text:p>17726,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KD-c_18_n500_m50</text:p>
          </table:table-cell>
          <table:table-cell office:value-type="float" office:value="17859.6" calcext:value-type="float">
            <text:p>17859,6</text:p>
          </table:table-cell>
          <table:table-cell office:value-type="float" office:value="17521.8" calcext:value-type="float">
            <text:p>17521,8</text:p>
          </table:table-cell>
          <table:table-cell office:value-type="float" office:value="17828.5" calcext:value-type="float">
            <text:p>17828,5</text:p>
          </table:table-cell>
          <table:table-cell office:value-type="float" office:value="17787.8" calcext:value-type="float">
            <text:p>17787,8</text:p>
          </table:table-cell>
          <table:table-cell office:value-type="float" office:value="17868.3" calcext:value-type="float">
            <text:p>17868,3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7743.6" calcext:value-type="float">
            <text:p>17743,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KD-c_19_n500_m50</text:p>
          </table:table-cell>
          <table:table-cell office:value-type="float" office:value="17959.5" calcext:value-type="float">
            <text:p>17959,5</text:p>
          </table:table-cell>
          <table:table-cell office:value-type="float" office:value="17718.8" calcext:value-type="float">
            <text:p>17718,8</text:p>
          </table:table-cell>
          <table:table-cell office:value-type="float" office:value="17851.6" calcext:value-type="float">
            <text:p>17851,6</text:p>
          </table:table-cell>
          <table:table-cell office:value-type="float" office:value="17949.9" calcext:value-type="float">
            <text:p>17949,9</text:p>
          </table:table-cell>
          <table:table-cell office:value-type="float" office:value="17954.4" calcext:value-type="float">
            <text:p>17954,4</text:p>
          </table:table-cell>
          <table:table-cell office:value-type="float" office:value="17990.1" calcext:value-type="float">
            <text:p>17990,1</text:p>
          </table:table-cell>
          <table:table-cell office:value-type="float" office:value="17940.8" calcext:value-type="float">
            <text:p>17940,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KD-c_20_n500_m50</text:p>
          </table:table-cell>
          <table:table-cell office:value-type="float" office:value="17832" calcext:value-type="float">
            <text:p>17832</text:p>
          </table:table-cell>
          <table:table-cell office:value-type="float" office:value="17794.2" calcext:value-type="float">
            <text:p>17794,2</text:p>
          </table:table-cell>
          <table:table-cell office:value-type="float" office:value="17889.2" calcext:value-type="float">
            <text:p>17889,2</text:p>
          </table:table-cell>
          <table:table-cell office:value-type="float" office:value="17880.1" calcext:value-type="float">
            <text:p>17880,1</text:p>
          </table:table-cell>
          <table:table-cell office:value-type="float" office:value="17869.1" calcext:value-type="float">
            <text:p>17869,1</text:p>
          </table:table-cell>
          <table:table-cell office:value-type="float" office:value="17742.1" calcext:value-type="float">
            <text:p>17742,1</text:p>
          </table:table-cell>
          <table:table-cell office:value-type="float" office:value="17866" calcext:value-type="float">
            <text:p>1786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DG-b_1_n500_m50</text:p>
          </table:table-cell>
          <table:table-cell office:value-type="float" office:value="750959" calcext:value-type="float">
            <text:p>750959</text:p>
          </table:table-cell>
          <table:table-cell office:value-type="float" office:value="751852" calcext:value-type="float">
            <text:p>751852</text:p>
          </table:table-cell>
          <table:table-cell office:value-type="float" office:value="755370" calcext:value-type="float">
            <text:p>755370</text:p>
          </table:table-cell>
          <table:table-cell office:value-type="float" office:value="760988" calcext:value-type="float">
            <text:p>760988</text:p>
          </table:table-cell>
          <table:table-cell office:value-type="float" office:value="767114" calcext:value-type="float">
            <text:p>767114</text:p>
          </table:table-cell>
          <table:table-cell office:value-type="float" office:value="739879" calcext:value-type="float">
            <text:p>739879</text:p>
          </table:table-cell>
          <table:table-cell office:value-type="float" office:value="766245" calcext:value-type="float">
            <text:p>76624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G-b_2_n500_m50</text:p>
          </table:table-cell>
          <table:table-cell office:value-type="float" office:value="753767" calcext:value-type="float">
            <text:p>753767</text:p>
          </table:table-cell>
          <table:table-cell office:value-type="float" office:value="737389" calcext:value-type="float">
            <text:p>737389</text:p>
          </table:table-cell>
          <table:table-cell office:value-type="float" office:value="758928" calcext:value-type="float">
            <text:p>758928</text:p>
          </table:table-cell>
          <table:table-cell office:value-type="float" office:value="766715" calcext:value-type="float">
            <text:p>766715</text:p>
          </table:table-cell>
          <table:table-cell office:value-type="float" office:value="768962" calcext:value-type="float">
            <text:p>768962</text:p>
          </table:table-cell>
          <table:table-cell office:value-type="float" office:value="758557" calcext:value-type="float">
            <text:p>758557</text:p>
          </table:table-cell>
          <table:table-cell office:value-type="float" office:value="747473" calcext:value-type="float">
            <text:p>74747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G-b_3_n500_m50</text:p>
          </table:table-cell>
          <table:table-cell office:value-type="float" office:value="756022" calcext:value-type="float">
            <text:p>756022</text:p>
          </table:table-cell>
          <table:table-cell office:value-type="float" office:value="754674" calcext:value-type="float">
            <text:p>754674</text:p>
          </table:table-cell>
          <table:table-cell office:value-type="float" office:value="763443" calcext:value-type="float">
            <text:p>763443</text:p>
          </table:table-cell>
          <table:table-cell office:value-type="float" office:value="759045" calcext:value-type="float">
            <text:p>759045</text:p>
          </table:table-cell>
          <table:table-cell office:value-type="float" office:value="770222" calcext:value-type="float">
            <text:p>770222</text:p>
          </table:table-cell>
          <table:table-cell office:value-type="float" office:value="769008" calcext:value-type="float">
            <text:p>769008</text:p>
          </table:table-cell>
          <table:table-cell office:value-type="float" office:value="760036" calcext:value-type="float">
            <text:p>76003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DG-b_4_n500_m50</text:p>
          </table:table-cell>
          <table:table-cell office:value-type="float" office:value="755408" calcext:value-type="float">
            <text:p>755408</text:p>
          </table:table-cell>
          <table:table-cell office:value-type="float" office:value="754884" calcext:value-type="float">
            <text:p>754884</text:p>
          </table:table-cell>
          <table:table-cell office:value-type="float" office:value="759394" calcext:value-type="float">
            <text:p>759394</text:p>
          </table:table-cell>
          <table:table-cell office:value-type="float" office:value="763253" calcext:value-type="float">
            <text:p>763253</text:p>
          </table:table-cell>
          <table:table-cell office:value-type="float" office:value="757235" calcext:value-type="float">
            <text:p>757235</text:p>
          </table:table-cell>
          <table:table-cell office:value-type="float" office:value="747108" calcext:value-type="float">
            <text:p>747108</text:p>
          </table:table-cell>
          <table:table-cell office:value-type="float" office:value="759150" calcext:value-type="float">
            <text:p>7591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DG-b_5_n500_m50</text:p>
          </table:table-cell>
          <table:table-cell office:value-type="float" office:value="751993" calcext:value-type="float">
            <text:p>751993</text:p>
          </table:table-cell>
          <table:table-cell office:value-type="float" office:value="753617" calcext:value-type="float">
            <text:p>753617</text:p>
          </table:table-cell>
          <table:table-cell office:value-type="float" office:value="758386" calcext:value-type="float">
            <text:p>758386</text:p>
          </table:table-cell>
          <table:table-cell office:value-type="float" office:value="758790" calcext:value-type="float">
            <text:p>758790</text:p>
          </table:table-cell>
          <table:table-cell office:value-type="float" office:value="763381" calcext:value-type="float">
            <text:p>763381</text:p>
          </table:table-cell>
          <table:table-cell office:value-type="float" office:value="756453" calcext:value-type="float">
            <text:p>756453</text:p>
          </table:table-cell>
          <table:table-cell office:value-type="float" office:value="765420" calcext:value-type="float">
            <text:p>76542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DG-b_6_n500_m50</text:p>
          </table:table-cell>
          <table:table-cell office:value-type="float" office:value="756157" calcext:value-type="float">
            <text:p>756157</text:p>
          </table:table-cell>
          <table:table-cell office:value-type="float" office:value="759430" calcext:value-type="float">
            <text:p>759430</text:p>
          </table:table-cell>
          <table:table-cell office:value-type="float" office:value="760479" calcext:value-type="float">
            <text:p>760479</text:p>
          </table:table-cell>
          <table:table-cell office:value-type="float" office:value="759060" calcext:value-type="float">
            <text:p>759060</text:p>
          </table:table-cell>
          <table:table-cell office:value-type="float" office:value="757639" calcext:value-type="float">
            <text:p>757639</text:p>
          </table:table-cell>
          <table:table-cell office:value-type="float" office:value="759841" calcext:value-type="float">
            <text:p>759841</text:p>
          </table:table-cell>
          <table:table-cell office:value-type="float" office:value="770666" calcext:value-type="float">
            <text:p>77066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DG-b_7_n500_m50</text:p>
          </table:table-cell>
          <table:table-cell office:value-type="float" office:value="759278" calcext:value-type="float">
            <text:p>759278</text:p>
          </table:table-cell>
          <table:table-cell office:value-type="float" office:value="741181" calcext:value-type="float">
            <text:p>741181</text:p>
          </table:table-cell>
          <table:table-cell office:value-type="float" office:value="774552" calcext:value-type="float">
            <text:p>774552</text:p>
          </table:table-cell>
          <table:table-cell office:value-type="float" office:value="759081" calcext:value-type="float">
            <text:p>759081</text:p>
          </table:table-cell>
          <table:table-cell office:value-type="float" office:value="768726" calcext:value-type="float">
            <text:p>768726</text:p>
          </table:table-cell>
          <table:table-cell office:value-type="float" office:value="767065" calcext:value-type="float">
            <text:p>767065</text:p>
          </table:table-cell>
          <table:table-cell office:value-type="float" office:value="758006" calcext:value-type="float">
            <text:p>75800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DG-b_8_n500_m50</text:p>
          </table:table-cell>
          <table:table-cell office:value-type="float" office:value="751768" calcext:value-type="float">
            <text:p>751768</text:p>
          </table:table-cell>
          <table:table-cell office:value-type="float" office:value="740043" calcext:value-type="float">
            <text:p>740043</text:p>
          </table:table-cell>
          <table:table-cell office:value-type="float" office:value="758492" calcext:value-type="float">
            <text:p>758492</text:p>
          </table:table-cell>
          <table:table-cell office:value-type="float" office:value="763104" calcext:value-type="float">
            <text:p>763104</text:p>
          </table:table-cell>
          <table:table-cell office:value-type="float" office:value="763623" calcext:value-type="float">
            <text:p>763623</text:p>
          </table:table-cell>
          <table:table-cell office:value-type="float" office:value="763586" calcext:value-type="float">
            <text:p>763586</text:p>
          </table:table-cell>
          <table:table-cell office:value-type="float" office:value="770143" calcext:value-type="float">
            <text:p>7701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DG-b_9_n500_m50</text:p>
          </table:table-cell>
          <table:table-cell office:value-type="float" office:value="757179" calcext:value-type="float">
            <text:p>757179</text:p>
          </table:table-cell>
          <table:table-cell office:value-type="float" office:value="742112" calcext:value-type="float">
            <text:p>742112</text:p>
          </table:table-cell>
          <table:table-cell office:value-type="float" office:value="753424" calcext:value-type="float">
            <text:p>753424</text:p>
          </table:table-cell>
          <table:table-cell office:value-type="float" office:value="754764" calcext:value-type="float">
            <text:p>754764</text:p>
          </table:table-cell>
          <table:table-cell office:value-type="float" office:value="771547" calcext:value-type="float">
            <text:p>771547</text:p>
          </table:table-cell>
          <table:table-cell office:value-type="float" office:value="756026" calcext:value-type="float">
            <text:p>756026</text:p>
          </table:table-cell>
          <table:table-cell office:value-type="float" office:value="765472" calcext:value-type="float">
            <text:p>76547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DG-b_10_n500_m50</text:p>
          </table:table-cell>
          <table:table-cell office:value-type="float" office:value="762686" calcext:value-type="float">
            <text:p>762686</text:p>
          </table:table-cell>
          <table:table-cell office:value-type="float" office:value="755836" calcext:value-type="float">
            <text:p>755836</text:p>
          </table:table-cell>
          <table:table-cell office:value-type="float" office:value="755509" calcext:value-type="float">
            <text:p>755509</text:p>
          </table:table-cell>
          <table:table-cell office:value-type="float" office:value="756684" calcext:value-type="float">
            <text:p>756684</text:p>
          </table:table-cell>
          <table:table-cell office:value-type="float" office:value="769071" calcext:value-type="float">
            <text:p>769071</text:p>
          </table:table-cell>
          <table:table-cell office:value-type="float" office:value="758390" calcext:value-type="float">
            <text:p>758390</text:p>
          </table:table-cell>
          <table:table-cell office:value-type="float" office:value="766572" calcext:value-type="float">
            <text:p>7665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DG-a_31_n2000_m200</text:p>
          </table:table-cell>
          <table:table-cell office:value-type="float" office:value="111545" calcext:value-type="float">
            <text:p>111545</text:p>
          </table:table-cell>
          <table:table-cell office:value-type="float" office:value="106418" calcext:value-type="float">
            <text:p>106418</text:p>
          </table:table-cell>
          <table:table-cell office:value-type="float" office:value="112762" calcext:value-type="float">
            <text:p>112762</text:p>
          </table:table-cell>
          <table:table-cell office:value-type="float" office:value="111231" calcext:value-type="float">
            <text:p>111231</text:p>
          </table:table-cell>
          <table:table-cell office:value-type="float" office:value="112305" calcext:value-type="float">
            <text:p>112305</text:p>
          </table:table-cell>
          <table:table-cell office:value-type="float" office:value="109893" calcext:value-type="float">
            <text:p>109893</text:p>
          </table:table-cell>
          <table:table-cell office:value-type="float" office:value="110707" calcext:value-type="float">
            <text:p>110707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DG-a_32_n2000_m200</text:p>
          </table:table-cell>
          <table:table-cell office:value-type="float" office:value="109949" calcext:value-type="float">
            <text:p>109949</text:p>
          </table:table-cell>
          <table:table-cell office:value-type="float" office:value="105494" calcext:value-type="float">
            <text:p>105494</text:p>
          </table:table-cell>
          <table:table-cell office:value-type="float" office:value="112860" calcext:value-type="float">
            <text:p>112860</text:p>
          </table:table-cell>
          <table:table-cell office:value-type="float" office:value="111217" calcext:value-type="float">
            <text:p>111217</text:p>
          </table:table-cell>
          <table:table-cell office:value-type="float" office:value="111326" calcext:value-type="float">
            <text:p>111326</text:p>
          </table:table-cell>
          <table:table-cell office:value-type="float" office:value="110956" calcext:value-type="float">
            <text:p>110956</text:p>
          </table:table-cell>
          <table:table-cell office:value-type="float" office:value="111519" calcext:value-type="float">
            <text:p>111519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DG-a_33_n2000_m200</text:p>
          </table:table-cell>
          <table:table-cell office:value-type="float" office:value="111260" calcext:value-type="float">
            <text:p>1112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112538" calcext:value-type="float">
            <text:p>112538</text:p>
          </table:table-cell>
          <table:table-cell office:value-type="float" office:value="111454" calcext:value-type="float">
            <text:p>111454</text:p>
          </table:table-cell>
          <table:table-cell office:value-type="float" office:value="112074" calcext:value-type="float">
            <text:p>112074</text:p>
          </table:table-cell>
          <table:table-cell office:value-type="float" office:value="109873" calcext:value-type="float">
            <text:p>109873</text:p>
          </table:table-cell>
          <table:table-cell office:value-type="float" office:value="110302" calcext:value-type="float">
            <text:p>11030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DG-a_34_n2000_m200</text:p>
          </table:table-cell>
          <table:table-cell office:value-type="float" office:value="110299" calcext:value-type="float">
            <text:p>110299</text:p>
          </table:table-cell>
          <table:table-cell office:value-type="float" office:value="106365" calcext:value-type="float">
            <text:p>106365</text:p>
          </table:table-cell>
          <table:table-cell office:value-type="float" office:value="112713" calcext:value-type="float">
            <text:p>112713</text:p>
          </table:table-cell>
          <table:table-cell office:value-type="float" office:value="111669" calcext:value-type="float">
            <text:p>111669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0150" calcext:value-type="float">
            <text:p>110150</text:p>
          </table:table-cell>
          <table:table-cell office:value-type="float" office:value="112091" calcext:value-type="float">
            <text:p>112091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DG-a_35_n2000_m200</text:p>
          </table:table-cell>
          <table:table-cell office:value-type="float" office:value="111099" calcext:value-type="float">
            <text:p>111099</text:p>
          </table:table-cell>
          <table:table-cell office:value-type="float" office:value="106118" calcext:value-type="float">
            <text:p>106118</text:p>
          </table:table-cell>
          <table:table-cell office:value-type="float" office:value="112418" calcext:value-type="float">
            <text:p>112418</text:p>
          </table:table-cell>
          <table:table-cell office:value-type="float" office:value="111312" calcext:value-type="float">
            <text:p>111312</text:p>
          </table:table-cell>
          <table:table-cell office:value-type="float" office:value="111349" calcext:value-type="float">
            <text:p>111349</text:p>
          </table:table-cell>
          <table:table-cell office:value-type="float" office:value="110683" calcext:value-type="float">
            <text:p>110683</text:p>
          </table:table-cell>
          <table:table-cell office:value-type="float" office:value="112183" calcext:value-type="float">
            <text:p>11218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DG-a_36_n2000_m200</text:p>
          </table:table-cell>
          <table:table-cell office:value-type="float" office:value="110865" calcext:value-type="float">
            <text:p>110865</text:p>
          </table:table-cell>
          <table:table-cell office:value-type="float" office:value="106067" calcext:value-type="float">
            <text:p>106067</text:p>
          </table:table-cell>
          <table:table-cell office:value-type="float" office:value="112473" calcext:value-type="float">
            <text:p>112473</text:p>
          </table:table-cell>
          <table:table-cell office:value-type="float" office:value="111084" calcext:value-type="float">
            <text:p>111084</text:p>
          </table:table-cell>
          <table:table-cell office:value-type="float" office:value="111779" calcext:value-type="float">
            <text:p>111779</text:p>
          </table:table-cell>
          <table:table-cell office:value-type="float" office:value="111269" calcext:value-type="float">
            <text:p>111269</text:p>
          </table:table-cell>
          <table:table-cell office:value-type="float" office:value="110935" calcext:value-type="float">
            <text:p>110935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DG-a_37_n2000_m200</text:p>
          </table:table-cell>
          <table:table-cell office:value-type="float" office:value="110703" calcext:value-type="float">
            <text:p>110703</text:p>
          </table:table-cell>
          <table:table-cell office:value-type="float" office:value="106411" calcext:value-type="float">
            <text:p>106411</text:p>
          </table:table-cell>
          <table:table-cell office:value-type="float" office:value="112593" calcext:value-type="float">
            <text:p>112593</text:p>
          </table:table-cell>
          <table:table-cell office:value-type="float" office:value="111332" calcext:value-type="float">
            <text:p>111332</text:p>
          </table:table-cell>
          <table:table-cell office:value-type="float" office:value="112576" calcext:value-type="float">
            <text:p>112576</text:p>
          </table:table-cell>
          <table:table-cell office:value-type="float" office:value="110876" calcext:value-type="float">
            <text:p>110876</text:p>
          </table:table-cell>
          <table:table-cell office:value-type="float" office:value="110948" calcext:value-type="float">
            <text:p>11094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DG-a_38_n2000_m200</text:p>
          </table:table-cell>
          <table:table-cell office:value-type="float" office:value="109998" calcext:value-type="float">
            <text:p>109998</text:p>
          </table:table-cell>
          <table:table-cell office:value-type="float" office:value="106541" calcext:value-type="float">
            <text:p>106541</text:p>
          </table:table-cell>
          <table:table-cell office:value-type="float" office:value="112476" calcext:value-type="float">
            <text:p>112476</text:p>
          </table:table-cell>
          <table:table-cell office:value-type="float" office:value="111554" calcext:value-type="float">
            <text:p>111554</text:p>
          </table:table-cell>
          <table:table-cell office:value-type="float" office:value="112359" calcext:value-type="float">
            <text:p>112359</text:p>
          </table:table-cell>
          <table:table-cell office:value-type="float" office:value="109607" calcext:value-type="float">
            <text:p>109607</text:p>
          </table:table-cell>
          <table:table-cell office:value-type="float" office:value="110935" calcext:value-type="float">
            <text:p>1109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DG-a_39_n2000_m200</text:p>
          </table:table-cell>
          <table:table-cell office:value-type="float" office:value="111790" calcext:value-type="float">
            <text:p>111790</text:p>
          </table:table-cell>
          <table:table-cell office:value-type="float" office:value="106302" calcext:value-type="float">
            <text:p>106302</text:p>
          </table:table-cell>
          <table:table-cell office:value-type="float" office:value="112628" calcext:value-type="float">
            <text:p>112628</text:p>
          </table:table-cell>
          <table:table-cell office:value-type="float" office:value="111344" calcext:value-type="float">
            <text:p>111344</text:p>
          </table:table-cell>
          <table:table-cell office:value-type="float" office:value="110959" calcext:value-type="float">
            <text:p>110959</text:p>
          </table:table-cell>
          <table:table-cell office:value-type="float" office:value="109648" calcext:value-type="float">
            <text:p>109648</text:p>
          </table:table-cell>
          <table:table-cell office:value-type="float" office:value="110916" calcext:value-type="float">
            <text:p>110916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DG-a_40_n2000_m200</text:p>
          </table:table-cell>
          <table:table-cell office:value-type="float" office:value="110797" calcext:value-type="float">
            <text:p>110797</text:p>
          </table:table-cell>
          <table:table-cell office:value-type="float" office:value="105931" calcext:value-type="float">
            <text:p>105931</text:p>
          </table:table-cell>
          <table:table-cell office:value-type="float" office:value="113012" calcext:value-type="float">
            <text:p>113012</text:p>
          </table:table-cell>
          <table:table-cell office:value-type="float" office:value="111502" calcext:value-type="float">
            <text:p>111502</text:p>
          </table:table-cell>
          <table:table-cell office:value-type="float" office:value="112425" calcext:value-type="float">
            <text:p>112425</text:p>
          </table:table-cell>
          <table:table-cell office:value-type="float" office:value="111516" calcext:value-type="float">
            <text:p>111516</text:p>
          </table:table-cell>
          <table:table-cell office:value-type="float" office:value="111118" calcext:value-type="float">
            <text:p>111118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3" table:number-rows-repeated="3">
          <table:table-cell table:style-name="Default" table:number-columns-repeated="8"/>
          <table:table-cell table:number-columns-repeated="2"/>
        </table:table-row>
        <table:table-row table:style-name="ro5">
          <table:table-cell table:style-name="Default" table:number-columns-spanned="1" table:number-rows-spanned="2"/>
          <table:table-cell table:style-name="ce21" office:value-type="string" calcext:value-type="string" table:number-columns-spanned="7" table:number-rows-spanned="1">
            <text:p>Algoritmo</text:p>
          </table:table-cell>
          <table:covered-table-cell table:number-columns-repeated="6" table:style-name="Default"/>
          <table:table-cell table:number-columns-repeated="2"/>
        </table:table-row>
        <table:table-row table:style-name="ro5">
          <table:covered-table-cell table:style-name="Default"/>
          <table:table-cell table:style-name="ce7" office:value-type="string" calcext:value-type="string">
            <text:p>AGGu</text:p>
          </table:table-cell>
          <table:table-cell table:style-name="ce7" office:value-type="string" calcext:value-type="string">
            <text:p>AGGp</text:p>
          </table:table-cell>
          <table:table-cell table:style-name="ce7" office:value-type="string" calcext:value-type="string">
            <text:p>AGEu</text:p>
          </table:table-cell>
          <table:table-cell table:style-name="ce7" office:value-type="string" calcext:value-type="string">
            <text:p>AGEp</text:p>
          </table:table-cell>
          <table:table-cell table:style-name="ce7" office:value-type="string" calcext:value-type="string">
            <text:p>AM0</text:p>
          </table:table-cell>
          <table:table-cell table:style-name="ce7" office:value-type="string" calcext:value-type="string">
            <text:p>AM1</text:p>
          </table:table-cell>
          <table:table-cell table:style-name="ce7" office:value-type="string" calcext:value-type="string">
            <text:p>AM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v.</text:p>
          </table:table-cell>
          <table:table-cell table:style-name="ce22" office:value-type="float" office:value="4.56302738561465" calcext:value-type="float">
            <text:p>4,6</text:p>
          </table:table-cell>
          <table:table-cell table:style-name="ce23" office:value-type="float" office:value="6.41150124645679" calcext:value-type="float">
            <text:p>6,4</text:p>
          </table:table-cell>
          <table:table-cell table:style-name="ce23" office:value-type="float" office:value="3.87122007809997" calcext:value-type="float">
            <text:p>3,9</text:p>
          </table:table-cell>
          <table:table-cell table:style-name="ce23" office:value-type="float" office:value="4.19007490613725" calcext:value-type="float">
            <text:p>4,2</text:p>
          </table:table-cell>
          <table:table-cell table:style-name="ce23" office:value-type="float" office:value="3.7869511327179" calcext:value-type="float">
            <text:p>3,8</text:p>
          </table:table-cell>
          <table:table-cell table:style-name="ce23" office:value-type="float" office:value="4.64793546538365" calcext:value-type="float">
            <text:p>4,6</text:p>
          </table:table-cell>
          <table:table-cell table:style-name="ce22" office:value-type="float" office:value="4.18757680395868" calcext:value-type="float">
            <text:p>4,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empo (s.)</text:p>
          </table:table-cell>
          <table:table-cell table:style-name="ce22" office:value-type="float" office:value="98.8880213333333" calcext:value-type="float">
            <text:p>98,9</text:p>
          </table:table-cell>
          <table:table-cell table:style-name="ce23" office:value-type="float" office:value="3.64842406666667" calcext:value-type="float">
            <text:p>3,6</text:p>
          </table:table-cell>
          <table:table-cell table:style-name="ce23" office:value-type="float" office:value="130.560206" calcext:value-type="float">
            <text:p>130,6</text:p>
          </table:table-cell>
          <table:table-cell table:style-name="ce23" office:value-type="float" office:value="12.266875" calcext:value-type="float">
            <text:p>12,3</text:p>
          </table:table-cell>
          <table:table-cell table:style-name="ce23" office:value-type="float" office:value="62.8148676666667" calcext:value-type="float">
            <text:p>62,8</text:p>
          </table:table-cell>
          <table:table-cell table:style-name="ce23" office:value-type="float" office:value="52.654199" calcext:value-type="float">
            <text:p>52,7</text:p>
          </table:table-cell>
          <table:table-cell table:style-name="ce22" office:value-type="float" office:value="69.7563803333333" calcext:value-type="float">
            <text:p>69,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1" loext:min-decimal-places="1" number:min-integer-digits="1" number:grouping="true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9" loext:min-decimal-places="9" number:min-integer-digits="1"/>
    </number:number-style>
    <number:number-style style:name="N151">
      <number:number number:decimal-places="1" loext:min-decimal-places="1" number:min-integer-digits="1"/>
    </number:number-style>
    <number:number-style style:name="N152">
      <number:number number:decimal-places="13" loext:min-decimal-places="13" number:min-integer-digits="1"/>
    </number:number-style>
    <number:number-style style:name="N153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0:27:08.81979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6T14:13:39.223222183</dc:date>
    <meta:editing-duration>PT1H5M27S</meta:editing-duration>
    <meta:editing-cycles>6</meta:editing-cycles>
    <meta:generator>LibreOffice/6.1.6.3$Linux_X86_64 LibreOffice_project/10$Build-3</meta:generator>
    <meta:document-statistic meta:table-count="8" meta:cell-count="14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 5" chart:style-name="ch1">
        <chart:title svg:x="4.517cm" svg:y="0.316cm" chart:style-name="ch2">
          <text:p>Comparativa diferentes algoritmos</text:p>
        </chart:title>
        <chart:subtitle svg:x="6.342cm" svg:y="1.275cm" chart:style-name="ch3">
          <text:p>Problemas GKD-c</text:p>
        </chart:subtitle>
        <chart:legend chart:legend-position="end" svg:x="13.703cm" svg:y="2.707cm" style:legend-expansion="high" chart:style-name="ch4"/>
        <chart:plot-area chart:style-name="ch5" table:cell-range-address="Comparativa.J4:Comparativa.J13 Comparativa.B2:Comparativa.H2 Comparativa.B4:Comparativa.H13" chart:data-source-has-labels="both" svg:x="1.331cm" svg:y="2.138cm" svg:width="12.052cm" svg:height="5.701cm">
          <chartooo:coordinate-region svg:x="2.508cm" svg:y="2.337cm" svg:width="10.689cm" svg:height="4.855cm"/>
          <chart:axis chart:dimension="x" chart:name="primary-x" chart:style-name="ch6" chartooo:axis-type="auto">
            <chartooo:date-scale/>
            <chart:title svg:x="6.136cm" svg:y="8.019cm" chart:style-name="ch7">
              <text:p>Nº. de problema</text:p>
            </chart:title>
            <chart:categories table:cell-range-address="Comparativa.J4:Comparativa.J13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4:Comparativa.B13" chart:label-cell-address="Comparativa.B2:Comparativa.B2" chart:class="chart:line">
            <chart:data-point chart:repeated="10"/>
          </chart:series>
          <chart:series chart:style-name="ch11" chart:values-cell-range-address="Comparativa.C4:Comparativa.C13" chart:label-cell-address="Comparativa.C2:Comparativa.C2" chart:class="chart:line">
            <chart:data-point chart:repeated="10"/>
          </chart:series>
          <chart:series chart:style-name="ch12" chart:values-cell-range-address="Comparativa.D4:Comparativa.D13" chart:label-cell-address="Comparativa.D2:Comparativa.D2" chart:class="chart:line">
            <chart:data-point chart:repeated="10"/>
          </chart:series>
          <chart:series chart:style-name="ch13" chart:values-cell-range-address="Comparativa.E4:Comparativa.E13" chart:label-cell-address="Comparativa.E2:Comparativa.E2" chart:class="chart:line">
            <chart:data-point chart:repeated="10"/>
          </chart:series>
          <chart:series chart:style-name="ch14" chart:values-cell-range-address="Comparativa.F4:Comparativa.F13" chart:label-cell-address="Comparativa.F2:Comparativa.F2" chart:class="chart:line">
            <chart:data-point chart:repeated="10"/>
          </chart:series>
          <chart:series chart:style-name="ch15" chart:values-cell-range-address="Comparativa.G4:Comparativa.G13" chart:label-cell-address="Comparativa.G2:Comparativa.G2" chart:class="chart:line">
            <chart:data-point chart:repeated="10"/>
          </chart:series>
          <chart:series chart:style-name="ch16" chart:values-cell-range-address="Comparativa.H4:Comparativa.H13" chart:label-cell-address="Comparativa.H2:Comparativa.H2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u</text:p>
                <draw:g>
                  <svg:desc>Comparativa.B2:Comparativa.B2</svg:desc>
                </draw:g>
              </table:table-cell>
              <table:table-cell office:value-type="string">
                <text:p>AGGp</text:p>
                <draw:g>
                  <svg:desc>Comparativa.C2:Comparativa.C2</svg:desc>
                </draw:g>
              </table:table-cell>
              <table:table-cell office:value-type="string">
                <text:p>AGEu</text:p>
                <draw:g>
                  <svg:desc>Comparativa.D2:Comparativa.D2</svg:desc>
                </draw:g>
              </table:table-cell>
              <table:table-cell office:value-type="string">
                <text:p>AGEp</text:p>
                <draw:g>
                  <svg:desc>Comparativa.E2:Comparativa.E2</svg:desc>
                </draw:g>
              </table:table-cell>
              <table:table-cell office:value-type="string">
                <text:p>AM0</text:p>
                <draw:g>
                  <svg:desc>Comparativa.F2:Comparativa.F2</svg:desc>
                </draw:g>
              </table:table-cell>
              <table:table-cell office:value-type="string">
                <text:p>AM1</text:p>
                <draw:g>
                  <svg:desc>Comparativa.G2:Comparativa.G2</svg:desc>
                </draw:g>
              </table:table-cell>
              <table:table-cell office:value-type="string">
                <text:p>AM2</text:p>
                <draw:g>
                  <svg:desc>Comparativa.H2:Comparativa.H2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Comparativa.J4:Comparativa.J13</svg:desc>
                </draw:g>
              </table:table-cell>
              <table:table-cell office:value-type="float" office:value="18226.5">
                <text:p>18226.5</text:p>
                <draw:g>
                  <svg:desc>Comparativa.B4:Comparativa.B13</svg:desc>
                </draw:g>
              </table:table-cell>
              <table:table-cell office:value-type="float" office:value="18173.1">
                <text:p>18173.1</text:p>
                <draw:g>
                  <svg:desc>Comparativa.C4:Comparativa.C13</svg:desc>
                </draw:g>
              </table:table-cell>
              <table:table-cell office:value-type="float" office:value="18255.6">
                <text:p>18255.6</text:p>
                <draw:g>
                  <svg:desc>Comparativa.D4:Comparativa.D13</svg:desc>
                </draw:g>
              </table:table-cell>
              <table:table-cell office:value-type="float" office:value="18236.6">
                <text:p>18236.6</text:p>
                <draw:g>
                  <svg:desc>Comparativa.E4:Comparativa.E13</svg:desc>
                </draw:g>
              </table:table-cell>
              <table:table-cell office:value-type="float" office:value="18189.1">
                <text:p>18189.1</text:p>
                <draw:g>
                  <svg:desc>Comparativa.F4:Comparativa.F13</svg:desc>
                </draw:g>
              </table:table-cell>
              <table:table-cell office:value-type="float" office:value="18102.7">
                <text:p>18102.7</text:p>
                <draw:g>
                  <svg:desc>Comparativa.G4:Comparativa.G13</svg:desc>
                </draw:g>
              </table:table-cell>
              <table:table-cell office:value-type="float" office:value="18119.5">
                <text:p>18119.5</text:p>
                <draw:g>
                  <svg:desc>Comparativa.H4:Comparativa.H1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665.7">
                <text:p>17665.7</text:p>
              </table:table-cell>
              <table:table-cell office:value-type="float" office:value="17683.4">
                <text:p>17683.4</text:p>
              </table:table-cell>
              <table:table-cell office:value-type="float" office:value="17762.9">
                <text:p>17762.9</text:p>
              </table:table-cell>
              <table:table-cell office:value-type="float" office:value="17710.8">
                <text:p>17710.8</text:p>
              </table:table-cell>
              <table:table-cell office:value-type="float" office:value="17775.5">
                <text:p>17775.5</text:p>
              </table:table-cell>
              <table:table-cell office:value-type="float" office:value="17714.3">
                <text:p>17714.3</text:p>
              </table:table-cell>
              <table:table-cell office:value-type="float" office:value="17777.1">
                <text:p>17777.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831.6">
                <text:p>17831.6</text:p>
              </table:table-cell>
              <table:table-cell office:value-type="float" office:value="17739.6">
                <text:p>17739.6</text:p>
              </table:table-cell>
              <table:table-cell office:value-type="float" office:value="17789.6">
                <text:p>17789.6</text:p>
              </table:table-cell>
              <table:table-cell office:value-type="float" office:value="17883.3">
                <text:p>17883.3</text:p>
              </table:table-cell>
              <table:table-cell office:value-type="float" office:value="17910.9">
                <text:p>17910.9</text:p>
              </table:table-cell>
              <table:table-cell office:value-type="float" office:value="17901.8">
                <text:p>17901.8</text:p>
              </table:table-cell>
              <table:table-cell office:value-type="float" office:value="17961.2">
                <text:p>17961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870.5">
                <text:p>17870.5</text:p>
              </table:table-cell>
              <table:table-cell office:value-type="float" office:value="17823">
                <text:p>17823</text:p>
              </table:table-cell>
              <table:table-cell office:value-type="float" office:value="17779.9">
                <text:p>17779.9</text:p>
              </table:table-cell>
              <table:table-cell office:value-type="float" office:value="17893.3">
                <text:p>17893.3</text:p>
              </table:table-cell>
              <table:table-cell office:value-type="float" office:value="17848.4">
                <text:p>17848.4</text:p>
              </table:table-cell>
              <table:table-cell office:value-type="float" office:value="17770.3">
                <text:p>17770.3</text:p>
              </table:table-cell>
              <table:table-cell office:value-type="float" office:value="17914.2">
                <text:p>17914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35.3">
                <text:p>17835.3</text:p>
              </table:table-cell>
              <table:table-cell office:value-type="float" office:value="17675.8">
                <text:p>17675.8</text:p>
              </table:table-cell>
              <table:table-cell office:value-type="float" office:value="17799.3">
                <text:p>17799.3</text:p>
              </table:table-cell>
              <table:table-cell office:value-type="float" office:value="17815.7">
                <text:p>17815.7</text:p>
              </table:table-cell>
              <table:table-cell office:value-type="float" office:value="17762.4">
                <text:p>17762.4</text:p>
              </table:table-cell>
              <table:table-cell office:value-type="float" office:value="17726.2">
                <text:p>17726.2</text:p>
              </table:table-cell>
              <table:table-cell office:value-type="float" office:value="17723.5">
                <text:p>17723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074.4">
                <text:p>18074.4</text:p>
              </table:table-cell>
              <table:table-cell office:value-type="float" office:value="17901.7">
                <text:p>17901.7</text:p>
              </table:table-cell>
              <table:table-cell office:value-type="float" office:value="18115.9">
                <text:p>18115.9</text:p>
              </table:table-cell>
              <table:table-cell office:value-type="float" office:value="18112.2">
                <text:p>18112.2</text:p>
              </table:table-cell>
              <table:table-cell office:value-type="float" office:value="18157">
                <text:p>18157</text:p>
              </table:table-cell>
              <table:table-cell office:value-type="float" office:value="18059.9">
                <text:p>18059.9</text:p>
              </table:table-cell>
              <table:table-cell office:value-type="float" office:value="18137.2">
                <text:p>18137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986.1">
                <text:p>17986.1</text:p>
              </table:table-cell>
              <table:table-cell office:value-type="float" office:value="17882.4">
                <text:p>17882.4</text:p>
              </table:table-cell>
              <table:table-cell office:value-type="float" office:value="17942.9">
                <text:p>17942.9</text:p>
              </table:table-cell>
              <table:table-cell office:value-type="float" office:value="17973.6">
                <text:p>17973.6</text:p>
              </table:table-cell>
              <table:table-cell office:value-type="float" office:value="17965.2">
                <text:p>17965.2</text:p>
              </table:table-cell>
              <table:table-cell office:value-type="float" office:value="17903.8">
                <text:p>17903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859.6">
                <text:p>17859.6</text:p>
              </table:table-cell>
              <table:table-cell office:value-type="float" office:value="17521.8">
                <text:p>17521.8</text:p>
              </table:table-cell>
              <table:table-cell office:value-type="float" office:value="17828.5">
                <text:p>17828.5</text:p>
              </table:table-cell>
              <table:table-cell office:value-type="float" office:value="17787.8">
                <text:p>17787.8</text:p>
              </table:table-cell>
              <table:table-cell office:value-type="float" office:value="17868.3">
                <text:p>17868.3</text:p>
              </table:table-cell>
              <table:table-cell office:value-type="float" office:value="17869.2">
                <text:p>17869.2</text:p>
              </table:table-cell>
              <table:table-cell office:value-type="float" office:value="17743.6">
                <text:p>1774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959.5">
                <text:p>17959.5</text:p>
              </table:table-cell>
              <table:table-cell office:value-type="float" office:value="17718.8">
                <text:p>17718.8</text:p>
              </table:table-cell>
              <table:table-cell office:value-type="float" office:value="17851.6">
                <text:p>17851.6</text:p>
              </table:table-cell>
              <table:table-cell office:value-type="float" office:value="17949.9">
                <text:p>17949.9</text:p>
              </table:table-cell>
              <table:table-cell office:value-type="float" office:value="17954.4">
                <text:p>17954.4</text:p>
              </table:table-cell>
              <table:table-cell office:value-type="float" office:value="17990.1">
                <text:p>17990.1</text:p>
              </table:table-cell>
              <table:table-cell office:value-type="float" office:value="17940.8">
                <text:p>1794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832">
                <text:p>17832</text:p>
              </table:table-cell>
              <table:table-cell office:value-type="float" office:value="17794.2">
                <text:p>17794.2</text:p>
              </table:table-cell>
              <table:table-cell office:value-type="float" office:value="17889.2">
                <text:p>17889.2</text:p>
              </table:table-cell>
              <table:table-cell office:value-type="float" office:value="17880.1">
                <text:p>17880.1</text:p>
              </table:table-cell>
              <table:table-cell office:value-type="float" office:value="17869.1">
                <text:p>17869.1</text:p>
              </table:table-cell>
              <table:table-cell office:value-type="float" office:value="17742.1">
                <text:p>17742.1</text:p>
              </table:table-cell>
              <table:table-cell office:value-type="float" office:value="17866">
                <text:p>17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Comparativa diferentes algoritmos</text:p>
        </chart:title>
        <chart:subtitle svg:x="6.316cm" svg:y="1.275cm" chart:style-name="ch3">
          <text:p>Problemas MDG-b</text:p>
        </chart:subtitle>
        <chart:legend chart:legend-position="end" svg:x="13.703cm" svg:y="2.707cm" style:legend-expansion="high" chart:style-name="ch4"/>
        <chart:plot-area chart:style-name="ch5" table:cell-range-address="Comparativa.B2:Comparativa.H2 Comparativa.B14:Comparativa.H23" chart:data-source-has-labels="row" svg:x="1.331cm" svg:y="2.138cm" svg:width="12.052cm" svg:height="5.701cm">
          <chartooo:coordinate-region svg:x="2.693cm" svg:y="2.337cm" svg:width="10.504cm" svg:height="4.855cm"/>
          <chart:axis chart:dimension="x" chart:name="primary-x" chart:style-name="ch6">
            <chart:title svg:x="6.136cm" svg:y="8.019cm" chart:style-name="ch7">
              <text:p>Nº. de problema</text:p>
            </chart:title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14:Comparativa.B23" chart:label-cell-address="Comparativa.B2:Comparativa.B2" chart:class="chart:line">
            <chart:data-point chart:repeated="10"/>
          </chart:series>
          <chart:series chart:style-name="ch11" chart:values-cell-range-address="Comparativa.C14:Comparativa.C23" chart:label-cell-address="Comparativa.C2:Comparativa.C2" chart:class="chart:line">
            <chart:data-point chart:repeated="10"/>
          </chart:series>
          <chart:series chart:style-name="ch12" chart:values-cell-range-address="Comparativa.D14:Comparativa.D23" chart:label-cell-address="Comparativa.D2:Comparativa.D2" chart:class="chart:line">
            <chart:data-point chart:repeated="10"/>
          </chart:series>
          <chart:series chart:style-name="ch13" chart:values-cell-range-address="Comparativa.E14:Comparativa.E23" chart:label-cell-address="Comparativa.E2:Comparativa.E2" chart:class="chart:line">
            <chart:data-point chart:repeated="10"/>
          </chart:series>
          <chart:series chart:style-name="ch14" chart:values-cell-range-address="Comparativa.F14:Comparativa.F23" chart:label-cell-address="Comparativa.F2:Comparativa.F2" chart:class="chart:line">
            <chart:data-point chart:repeated="10"/>
          </chart:series>
          <chart:series chart:style-name="ch15" chart:values-cell-range-address="Comparativa.G14:Comparativa.G23" chart:label-cell-address="Comparativa.G2:Comparativa.G2" chart:class="chart:line">
            <chart:data-point chart:repeated="10"/>
          </chart:series>
          <chart:series chart:style-name="ch16" chart:values-cell-range-address="Comparativa.H14:Comparativa.H23" chart:label-cell-address="Comparativa.H2:Comparativa.H2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u</text:p>
                <draw:g>
                  <svg:desc>Comparativa.B2:Comparativa.B2</svg:desc>
                </draw:g>
              </table:table-cell>
              <table:table-cell office:value-type="string">
                <text:p>AGGp</text:p>
                <draw:g>
                  <svg:desc>Comparativa.C2:Comparativa.C2</svg:desc>
                </draw:g>
              </table:table-cell>
              <table:table-cell office:value-type="string">
                <text:p>AGEu</text:p>
                <draw:g>
                  <svg:desc>Comparativa.D2:Comparativa.D2</svg:desc>
                </draw:g>
              </table:table-cell>
              <table:table-cell office:value-type="string">
                <text:p>AGEp</text:p>
                <draw:g>
                  <svg:desc>Comparativa.E2:Comparativa.E2</svg:desc>
                </draw:g>
              </table:table-cell>
              <table:table-cell office:value-type="string">
                <text:p>AM0</text:p>
                <draw:g>
                  <svg:desc>Comparativa.F2:Comparativa.F2</svg:desc>
                </draw:g>
              </table:table-cell>
              <table:table-cell office:value-type="string">
                <text:p>AM1</text:p>
                <draw:g>
                  <svg:desc>Comparativa.G2:Comparativa.G2</svg:desc>
                </draw:g>
              </table:table-cell>
              <table:table-cell office:value-type="string">
                <text:p>AM2</text:p>
                <draw:g>
                  <svg:desc>Comparativa.H2:Comparativa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959">
                <text:p>750959</text:p>
                <draw:g>
                  <svg:desc>Comparativa.B14:Comparativa.B23</svg:desc>
                </draw:g>
              </table:table-cell>
              <table:table-cell office:value-type="float" office:value="751852">
                <text:p>751852</text:p>
                <draw:g>
                  <svg:desc>Comparativa.C14:Comparativa.C23</svg:desc>
                </draw:g>
              </table:table-cell>
              <table:table-cell office:value-type="float" office:value="755370">
                <text:p>755370</text:p>
                <draw:g>
                  <svg:desc>Comparativa.D14:Comparativa.D23</svg:desc>
                </draw:g>
              </table:table-cell>
              <table:table-cell office:value-type="float" office:value="760988">
                <text:p>760988</text:p>
                <draw:g>
                  <svg:desc>Comparativa.E14:Comparativa.E23</svg:desc>
                </draw:g>
              </table:table-cell>
              <table:table-cell office:value-type="float" office:value="767114">
                <text:p>767114</text:p>
                <draw:g>
                  <svg:desc>Comparativa.F14:Comparativa.F23</svg:desc>
                </draw:g>
              </table:table-cell>
              <table:table-cell office:value-type="float" office:value="739879">
                <text:p>739879</text:p>
                <draw:g>
                  <svg:desc>Comparativa.G14:Comparativa.G23</svg:desc>
                </draw:g>
              </table:table-cell>
              <table:table-cell office:value-type="float" office:value="766245">
                <text:p>766245</text:p>
                <draw:g>
                  <svg:desc>Comparativa.H14:Comparativa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3767">
                <text:p>753767</text:p>
              </table:table-cell>
              <table:table-cell office:value-type="float" office:value="737389">
                <text:p>737389</text:p>
              </table:table-cell>
              <table:table-cell office:value-type="float" office:value="758928">
                <text:p>758928</text:p>
              </table:table-cell>
              <table:table-cell office:value-type="float" office:value="766715">
                <text:p>766715</text:p>
              </table:table-cell>
              <table:table-cell office:value-type="float" office:value="768962">
                <text:p>768962</text:p>
              </table:table-cell>
              <table:table-cell office:value-type="float" office:value="758557">
                <text:p>758557</text:p>
              </table:table-cell>
              <table:table-cell office:value-type="float" office:value="747473">
                <text:p>74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6022">
                <text:p>756022</text:p>
              </table:table-cell>
              <table:table-cell office:value-type="float" office:value="754674">
                <text:p>754674</text:p>
              </table:table-cell>
              <table:table-cell office:value-type="float" office:value="763443">
                <text:p>763443</text:p>
              </table:table-cell>
              <table:table-cell office:value-type="float" office:value="759045">
                <text:p>759045</text:p>
              </table:table-cell>
              <table:table-cell office:value-type="float" office:value="770222">
                <text:p>770222</text:p>
              </table:table-cell>
              <table:table-cell office:value-type="float" office:value="769008">
                <text:p>769008</text:p>
              </table:table-cell>
              <table:table-cell office:value-type="float" office:value="760036">
                <text:p>760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408">
                <text:p>755408</text:p>
              </table:table-cell>
              <table:table-cell office:value-type="float" office:value="754884">
                <text:p>754884</text:p>
              </table:table-cell>
              <table:table-cell office:value-type="float" office:value="759394">
                <text:p>759394</text:p>
              </table:table-cell>
              <table:table-cell office:value-type="float" office:value="763253">
                <text:p>763253</text:p>
              </table:table-cell>
              <table:table-cell office:value-type="float" office:value="757235">
                <text:p>757235</text:p>
              </table:table-cell>
              <table:table-cell office:value-type="float" office:value="747108">
                <text:p>747108</text:p>
              </table:table-cell>
              <table:table-cell office:value-type="float" office:value="759150">
                <text:p>759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1993">
                <text:p>751993</text:p>
              </table:table-cell>
              <table:table-cell office:value-type="float" office:value="753617">
                <text:p>753617</text:p>
              </table:table-cell>
              <table:table-cell office:value-type="float" office:value="758386">
                <text:p>758386</text:p>
              </table:table-cell>
              <table:table-cell office:value-type="float" office:value="758790">
                <text:p>758790</text:p>
              </table:table-cell>
              <table:table-cell office:value-type="float" office:value="763381">
                <text:p>763381</text:p>
              </table:table-cell>
              <table:table-cell office:value-type="float" office:value="756453">
                <text:p>756453</text:p>
              </table:table-cell>
              <table:table-cell office:value-type="float" office:value="765420">
                <text:p>765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157">
                <text:p>756157</text:p>
              </table:table-cell>
              <table:table-cell office:value-type="float" office:value="759430">
                <text:p>759430</text:p>
              </table:table-cell>
              <table:table-cell office:value-type="float" office:value="760479">
                <text:p>760479</text:p>
              </table:table-cell>
              <table:table-cell office:value-type="float" office:value="759060">
                <text:p>759060</text:p>
              </table:table-cell>
              <table:table-cell office:value-type="float" office:value="757639">
                <text:p>757639</text:p>
              </table:table-cell>
              <table:table-cell office:value-type="float" office:value="759841">
                <text:p>759841</text:p>
              </table:table-cell>
              <table:table-cell office:value-type="float" office:value="770666">
                <text:p>770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9278">
                <text:p>759278</text:p>
              </table:table-cell>
              <table:table-cell office:value-type="float" office:value="741181">
                <text:p>741181</text:p>
              </table:table-cell>
              <table:table-cell office:value-type="float" office:value="774552">
                <text:p>774552</text:p>
              </table:table-cell>
              <table:table-cell office:value-type="float" office:value="759081">
                <text:p>759081</text:p>
              </table:table-cell>
              <table:table-cell office:value-type="float" office:value="768726">
                <text:p>768726</text:p>
              </table:table-cell>
              <table:table-cell office:value-type="float" office:value="767065">
                <text:p>767065</text:p>
              </table:table-cell>
              <table:table-cell office:value-type="float" office:value="758006">
                <text:p>758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768">
                <text:p>751768</text:p>
              </table:table-cell>
              <table:table-cell office:value-type="float" office:value="740043">
                <text:p>740043</text:p>
              </table:table-cell>
              <table:table-cell office:value-type="float" office:value="758492">
                <text:p>758492</text:p>
              </table:table-cell>
              <table:table-cell office:value-type="float" office:value="763104">
                <text:p>763104</text:p>
              </table:table-cell>
              <table:table-cell office:value-type="float" office:value="763623">
                <text:p>763623</text:p>
              </table:table-cell>
              <table:table-cell office:value-type="float" office:value="763586">
                <text:p>763586</text:p>
              </table:table-cell>
              <table:table-cell office:value-type="float" office:value="770143">
                <text:p>770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7179">
                <text:p>757179</text:p>
              </table:table-cell>
              <table:table-cell office:value-type="float" office:value="742112">
                <text:p>742112</text:p>
              </table:table-cell>
              <table:table-cell office:value-type="float" office:value="753424">
                <text:p>753424</text:p>
              </table:table-cell>
              <table:table-cell office:value-type="float" office:value="754764">
                <text:p>754764</text:p>
              </table:table-cell>
              <table:table-cell office:value-type="float" office:value="771547">
                <text:p>771547</text:p>
              </table:table-cell>
              <table:table-cell office:value-type="float" office:value="756026">
                <text:p>756026</text:p>
              </table:table-cell>
              <table:table-cell office:value-type="float" office:value="765472">
                <text:p>765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2686">
                <text:p>762686</text:p>
              </table:table-cell>
              <table:table-cell office:value-type="float" office:value="755836">
                <text:p>755836</text:p>
              </table:table-cell>
              <table:table-cell office:value-type="float" office:value="755509">
                <text:p>755509</text:p>
              </table:table-cell>
              <table:table-cell office:value-type="float" office:value="756684">
                <text:p>756684</text:p>
              </table:table-cell>
              <table:table-cell office:value-type="float" office:value="769071">
                <text:p>769071</text:p>
              </table:table-cell>
              <table:table-cell office:value-type="float" office:value="758390">
                <text:p>758390</text:p>
              </table:table-cell>
              <table:table-cell office:value-type="float" office:value="766572">
                <text:p>766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 3 4 5" chart:style-name="ch1">
        <chart:title svg:x="4.636cm" svg:y="0.316cm" chart:style-name="ch2">
          <text:p>Comparativa diferente algoritmos</text:p>
        </chart:title>
        <chart:subtitle svg:x="6.316cm" svg:y="1.275cm" chart:style-name="ch3">
          <text:p>Problemas MDG-a</text:p>
        </chart:subtitle>
        <chart:legend chart:legend-position="end" svg:x="13.703cm" svg:y="2.707cm" style:legend-expansion="high" chart:style-name="ch4"/>
        <chart:plot-area chart:style-name="ch5" table:cell-range-address="Comparativa.J24:Comparativa.J33 Comparativa.B2:Comparativa.H2 Comparativa.B24:Comparativa.H33" chart:data-source-has-labels="both" svg:x="1.331cm" svg:y="2.138cm" svg:width="12.052cm" svg:height="5.701cm">
          <chartooo:coordinate-region svg:x="2.693cm" svg:y="2.337cm" svg:width="10.504cm" svg:height="4.855cm"/>
          <chart:axis chart:dimension="x" chart:name="primary-x" chart:style-name="ch6" chartooo:axis-type="auto">
            <chartooo:date-scale/>
            <chart:title svg:x="6.136cm" svg:y="8.019cm" chart:style-name="ch7">
              <text:p>Nº. de problema</text:p>
            </chart:title>
            <chart:categories table:cell-range-address="Comparativa.J24:Comparativa.J33"/>
          </chart:axis>
          <chart:axis chart:dimension="y" chart:name="primary-y" chart:style-name="ch6">
            <chart:title svg:x="0.451cm" svg:y="6.5cm" chart:style-name="ch8">
              <text:p>Diversidad obtenida</text:p>
            </chart:title>
            <chart:grid chart:style-name="ch9" chart:class="major"/>
          </chart:axis>
          <chart:series chart:style-name="ch10" chart:values-cell-range-address="Comparativa.B24:Comparativa.B33" chart:label-cell-address="Comparativa.B2:Comparativa.B2" chart:class="chart:line">
            <chart:data-point chart:repeated="10"/>
          </chart:series>
          <chart:series chart:style-name="ch11" chart:values-cell-range-address="Comparativa.C24:Comparativa.C33" chart:label-cell-address="Comparativa.C2:Comparativa.C2" chart:class="chart:line">
            <chart:data-point chart:repeated="10"/>
          </chart:series>
          <chart:series chart:style-name="ch12" chart:values-cell-range-address="Comparativa.D24:Comparativa.D33" chart:label-cell-address="Comparativa.D2:Comparativa.D2" chart:class="chart:line">
            <chart:data-point chart:repeated="10"/>
          </chart:series>
          <chart:series chart:style-name="ch13" chart:values-cell-range-address="Comparativa.E24:Comparativa.E33" chart:label-cell-address="Comparativa.E2:Comparativa.E2" chart:class="chart:line">
            <chart:data-point chart:repeated="10"/>
          </chart:series>
          <chart:series chart:style-name="ch14" chart:values-cell-range-address="Comparativa.F24:Comparativa.F33" chart:label-cell-address="Comparativa.F2:Comparativa.F2" chart:class="chart:line">
            <chart:data-point chart:repeated="10"/>
          </chart:series>
          <chart:series chart:style-name="ch15" chart:values-cell-range-address="Comparativa.G24:Comparativa.G33" chart:label-cell-address="Comparativa.G2:Comparativa.G2" chart:class="chart:line">
            <chart:data-point chart:repeated="10"/>
          </chart:series>
          <chart:series chart:style-name="ch16" chart:values-cell-range-address="Comparativa.H24:Comparativa.H33" chart:label-cell-address="Comparativa.H2:Comparativa.H2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u</text:p>
                <draw:g>
                  <svg:desc>Comparativa.B2:Comparativa.B2</svg:desc>
                </draw:g>
              </table:table-cell>
              <table:table-cell office:value-type="string">
                <text:p>AGGp</text:p>
                <draw:g>
                  <svg:desc>Comparativa.C2:Comparativa.C2</svg:desc>
                </draw:g>
              </table:table-cell>
              <table:table-cell office:value-type="string">
                <text:p>AGEu</text:p>
                <draw:g>
                  <svg:desc>Comparativa.D2:Comparativa.D2</svg:desc>
                </draw:g>
              </table:table-cell>
              <table:table-cell office:value-type="string">
                <text:p>AGEp</text:p>
                <draw:g>
                  <svg:desc>Comparativa.E2:Comparativa.E2</svg:desc>
                </draw:g>
              </table:table-cell>
              <table:table-cell office:value-type="string">
                <text:p>AM0</text:p>
                <draw:g>
                  <svg:desc>Comparativa.F2:Comparativa.F2</svg:desc>
                </draw:g>
              </table:table-cell>
              <table:table-cell office:value-type="string">
                <text:p>AM1</text:p>
                <draw:g>
                  <svg:desc>Comparativa.G2:Comparativa.G2</svg:desc>
                </draw:g>
              </table:table-cell>
              <table:table-cell office:value-type="string">
                <text:p>AM2</text:p>
                <draw:g>
                  <svg:desc>Comparativa.H2:Comparativa.H2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Comparativa.J24:Comparativa.J33</svg:desc>
                </draw:g>
              </table:table-cell>
              <table:table-cell office:value-type="float" office:value="111545">
                <text:p>111545</text:p>
                <draw:g>
                  <svg:desc>Comparativa.B24:Comparativa.B33</svg:desc>
                </draw:g>
              </table:table-cell>
              <table:table-cell office:value-type="float" office:value="106418">
                <text:p>106418</text:p>
                <draw:g>
                  <svg:desc>Comparativa.C24:Comparativa.C33</svg:desc>
                </draw:g>
              </table:table-cell>
              <table:table-cell office:value-type="float" office:value="112762">
                <text:p>112762</text:p>
                <draw:g>
                  <svg:desc>Comparativa.D24:Comparativa.D33</svg:desc>
                </draw:g>
              </table:table-cell>
              <table:table-cell office:value-type="float" office:value="111231">
                <text:p>111231</text:p>
                <draw:g>
                  <svg:desc>Comparativa.E24:Comparativa.E33</svg:desc>
                </draw:g>
              </table:table-cell>
              <table:table-cell office:value-type="float" office:value="112305">
                <text:p>112305</text:p>
                <draw:g>
                  <svg:desc>Comparativa.F24:Comparativa.F33</svg:desc>
                </draw:g>
              </table:table-cell>
              <table:table-cell office:value-type="float" office:value="109893">
                <text:p>109893</text:p>
                <draw:g>
                  <svg:desc>Comparativa.G24:Comparativa.G33</svg:desc>
                </draw:g>
              </table:table-cell>
              <table:table-cell office:value-type="float" office:value="110707">
                <text:p>110707</text:p>
                <draw:g>
                  <svg:desc>Comparativa.H24:Comparativa.H33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9949">
                <text:p>109949</text:p>
              </table:table-cell>
              <table:table-cell office:value-type="float" office:value="105494">
                <text:p>105494</text:p>
              </table:table-cell>
              <table:table-cell office:value-type="float" office:value="112860">
                <text:p>112860</text:p>
              </table:table-cell>
              <table:table-cell office:value-type="float" office:value="111217">
                <text:p>111217</text:p>
              </table:table-cell>
              <table:table-cell office:value-type="float" office:value="111326">
                <text:p>111326</text:p>
              </table:table-cell>
              <table:table-cell office:value-type="float" office:value="110956">
                <text:p>110956</text:p>
              </table:table-cell>
              <table:table-cell office:value-type="float" office:value="111519">
                <text:p>1115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1260">
                <text:p>111260</text:p>
              </table:table-cell>
              <table:table-cell office:value-type="float" office:value="105956">
                <text:p>105956</text:p>
              </table:table-cell>
              <table:table-cell office:value-type="float" office:value="112538">
                <text:p>112538</text:p>
              </table:table-cell>
              <table:table-cell office:value-type="float" office:value="111454">
                <text:p>111454</text:p>
              </table:table-cell>
              <table:table-cell office:value-type="float" office:value="112074">
                <text:p>112074</text:p>
              </table:table-cell>
              <table:table-cell office:value-type="float" office:value="109873">
                <text:p>109873</text:p>
              </table:table-cell>
              <table:table-cell office:value-type="float" office:value="110302">
                <text:p>1103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0299">
                <text:p>110299</text:p>
              </table:table-cell>
              <table:table-cell office:value-type="float" office:value="106365">
                <text:p>106365</text:p>
              </table:table-cell>
              <table:table-cell office:value-type="float" office:value="112713">
                <text:p>112713</text:p>
              </table:table-cell>
              <table:table-cell office:value-type="float" office:value="111669">
                <text:p>111669</text:p>
              </table:table-cell>
              <table:table-cell office:value-type="float" office:value="111779">
                <text:p>111779</text:p>
              </table:table-cell>
              <table:table-cell office:value-type="float" office:value="110150">
                <text:p>110150</text:p>
              </table:table-cell>
              <table:table-cell office:value-type="float" office:value="112091">
                <text:p>11209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1099">
                <text:p>111099</text:p>
              </table:table-cell>
              <table:table-cell office:value-type="float" office:value="106118">
                <text:p>106118</text:p>
              </table:table-cell>
              <table:table-cell office:value-type="float" office:value="112418">
                <text:p>112418</text:p>
              </table:table-cell>
              <table:table-cell office:value-type="float" office:value="111312">
                <text:p>111312</text:p>
              </table:table-cell>
              <table:table-cell office:value-type="float" office:value="111349">
                <text:p>111349</text:p>
              </table:table-cell>
              <table:table-cell office:value-type="float" office:value="110683">
                <text:p>110683</text:p>
              </table:table-cell>
              <table:table-cell office:value-type="float" office:value="112183">
                <text:p>1121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0865">
                <text:p>110865</text:p>
              </table:table-cell>
              <table:table-cell office:value-type="float" office:value="106067">
                <text:p>106067</text:p>
              </table:table-cell>
              <table:table-cell office:value-type="float" office:value="112473">
                <text:p>112473</text:p>
              </table:table-cell>
              <table:table-cell office:value-type="float" office:value="111084">
                <text:p>111084</text:p>
              </table:table-cell>
              <table:table-cell office:value-type="float" office:value="111779">
                <text:p>111779</text:p>
              </table:table-cell>
              <table:table-cell office:value-type="float" office:value="111269">
                <text:p>111269</text:p>
              </table:table-cell>
              <table:table-cell office:value-type="float" office:value="110935">
                <text:p>11093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0703">
                <text:p>110703</text:p>
              </table:table-cell>
              <table:table-cell office:value-type="float" office:value="106411">
                <text:p>106411</text:p>
              </table:table-cell>
              <table:table-cell office:value-type="float" office:value="112593">
                <text:p>112593</text:p>
              </table:table-cell>
              <table:table-cell office:value-type="float" office:value="111332">
                <text:p>111332</text:p>
              </table:table-cell>
              <table:table-cell office:value-type="float" office:value="112576">
                <text:p>112576</text:p>
              </table:table-cell>
              <table:table-cell office:value-type="float" office:value="110876">
                <text:p>110876</text:p>
              </table:table-cell>
              <table:table-cell office:value-type="float" office:value="110948">
                <text:p>1109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9998">
                <text:p>109998</text:p>
              </table:table-cell>
              <table:table-cell office:value-type="float" office:value="106541">
                <text:p>106541</text:p>
              </table:table-cell>
              <table:table-cell office:value-type="float" office:value="112476">
                <text:p>112476</text:p>
              </table:table-cell>
              <table:table-cell office:value-type="float" office:value="111554">
                <text:p>111554</text:p>
              </table:table-cell>
              <table:table-cell office:value-type="float" office:value="112359">
                <text:p>112359</text:p>
              </table:table-cell>
              <table:table-cell office:value-type="float" office:value="109607">
                <text:p>109607</text:p>
              </table:table-cell>
              <table:table-cell office:value-type="float" office:value="110935">
                <text:p>11093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1790">
                <text:p>111790</text:p>
              </table:table-cell>
              <table:table-cell office:value-type="float" office:value="106302">
                <text:p>106302</text:p>
              </table:table-cell>
              <table:table-cell office:value-type="float" office:value="112628">
                <text:p>112628</text:p>
              </table:table-cell>
              <table:table-cell office:value-type="float" office:value="111344">
                <text:p>111344</text:p>
              </table:table-cell>
              <table:table-cell office:value-type="float" office:value="110959">
                <text:p>110959</text:p>
              </table:table-cell>
              <table:table-cell office:value-type="float" office:value="109648">
                <text:p>109648</text:p>
              </table:table-cell>
              <table:table-cell office:value-type="float" office:value="110916">
                <text:p>1109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0797">
                <text:p>110797</text:p>
              </table:table-cell>
              <table:table-cell office:value-type="float" office:value="105931">
                <text:p>105931</text:p>
              </table:table-cell>
              <table:table-cell office:value-type="float" office:value="113012">
                <text:p>113012</text:p>
              </table:table-cell>
              <table:table-cell office:value-type="float" office:value="111502">
                <text:p>111502</text:p>
              </table:table-cell>
              <table:table-cell office:value-type="float" office:value="112425">
                <text:p>112425</text:p>
              </table:table-cell>
              <table:table-cell office:value-type="float" office:value="111516">
                <text:p>111516</text:p>
              </table:table-cell>
              <table:table-cell office:value-type="float" office:value="111118">
                <text:p>111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